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808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808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00abea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abea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3333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ackground-color="#dd080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66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ackground-color="#1fb714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fo:padding="0.071cm"/>
    </style:style>
    <style:style style:name="ce18" style:family="table-cell" style:parent-style-name="Default">
      <style:table-cell-properties fo:background-color="#008080" fo:padding="0.071cm"/>
    </style:style>
    <style:style style:name="ce19" style:family="table-cell" style:parent-style-name="Default">
      <style:table-cell-properties fo:background-color="#00abea" fo:padding="0.071cm"/>
    </style:style>
    <style:style style:name="ce20" style:family="table-cell" style:parent-style-name="Default">
      <style:table-cell-properties fo:background-color="#0066cc" fo:padding="0.071cm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Take Off</text:p>
          </table:table-cell>
          <table:table-cell office:value-type="string" calcext:value-type="string">
            <text:p>Avg TO</text:p>
          </table:table-cell>
          <table:table-cell office:value-type="string" calcext:value-type="string">
            <text:p>Amp Eff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E*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Adjusted Av</text:p>
          </table:table-cell>
          <table:table-cell office:value-type="string" calcext:value-type="string">
            <text:p>Adjusted SE</text:p>
          </table:table-cell>
          <table:table-cell office:value-type="string" calcext:value-type="string">
            <text:p>Biol Av</text:p>
          </table:table-cell>
          <table:table-cell office:value-type="string" calcext:value-type="string">
            <text:p>Biol Std Error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WT Col</text:p>
          </table:table-cell>
          <table:table-cell office:value-type="float" office:value="28.69" calcext:value-type="float">
            <text:p>28.69</text:p>
          </table:table-cell>
          <table:table-cell office:value-type="float" office:value="29.2933333333333" calcext:value-type="float">
            <text:p>29.2933333333</text:p>
          </table:table-cell>
          <table:table-cell office:value-type="float" office:value="1.796" calcext:value-type="float">
            <text:p>1.7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64589129420328" calcext:value-type="float">
            <text:p>0.2645891294</text:p>
          </table:table-cell>
          <table:table-cell office:value-type="float" office:value="1" calcext:value-type="float">
            <text:p>1</text:p>
          </table:table-cell>
          <table:table-cell office:value-type="float" office:value="0.150296622205742" calcext:value-type="float">
            <text:p>0.1502966222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sdg8.1</text:p>
          </table:table-cell>
          <table:table-cell office:value-type="float" office:value="28.18" calcext:value-type="float">
            <text:p>28.18</text:p>
          </table:table-cell>
          <table:table-cell office:value-type="float" office:value="28.1166666666667" calcext:value-type="float">
            <text:p>28.1166666667</text:p>
          </table:table-cell>
          <table:table-cell office:value-type="float" office:value="1.796" calcext:value-type="float">
            <text:p>1.796</text:p>
          </table:table-cell>
          <table:table-cell office:value-type="float" office:value="1.17666666666667" calcext:value-type="float">
            <text:p>1.1766666667</text:p>
          </table:table-cell>
          <table:table-cell office:value-type="float" office:value="1.99174522368394" calcext:value-type="float">
            <text:p>1.9917452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00924856725971" calcext:value-type="float">
            <text:p>0.0400924857</text:p>
          </table:table-cell>
          <table:table-cell office:value-type="float" office:value="1" calcext:value-type="float">
            <text:p>1</text:p>
          </table:table-cell>
          <table:table-cell office:value-type="float" office:value="0.0476680270466452" calcext:value-type="float">
            <text:p>0.04766802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sdg8.4</text:p>
          </table:table-cell>
          <table:table-cell office:value-type="float" office:value="29.8" calcext:value-type="float">
            <text:p>29.8</text:p>
          </table:table-cell>
          <table:table-cell office:value-type="float" office:value="29.4833333333333" calcext:value-type="float">
            <text:p>29.4833333333</text:p>
          </table:table-cell>
          <table:table-cell office:value-type="float" office:value="1.796" calcext:value-type="float">
            <text:p>1.796</text:p>
          </table:table-cell>
          <table:table-cell office:value-type="float" office:value="-0.190000000000001" calcext:value-type="float">
            <text:p>-0.19</text:p>
          </table:table-cell>
          <table:table-cell office:value-type="float" office:value="0.894708981179121" calcext:value-type="float">
            <text:p>0.89470898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080633925379" calcext:value-type="float">
            <text:p>0.1830806339</text:p>
          </table:table-cell>
          <table:table-cell office:value-type="float" office:value="1" calcext:value-type="float">
            <text:p>1</text:p>
          </table:table-cell>
          <table:table-cell office:value-type="float" office:value="0.12835818701998" calcext:value-type="float">
            <text:p>0.12835818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ol-H3K4m3</text:p>
          </table:table-cell>
          <table:table-cell office:value-type="float" office:value="25.29" calcext:value-type="float">
            <text:p>25.29</text:p>
          </table:table-cell>
          <table:table-cell office:value-type="float" office:value="25.0266666666667" calcext:value-type="float">
            <text:p>25.0266666667</text:p>
          </table:table-cell>
          <table:table-cell office:value-type="float" office:value="1.796" calcext:value-type="float">
            <text:p>1.7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29985754205206" calcext:value-type="float">
            <text:p>0.1299857542</text:p>
          </table:table-cell>
          <table:table-cell office:value-type="float" office:value="1" calcext:value-type="float">
            <text:p>1</text:p>
          </table:table-cell>
          <table:table-cell office:value-type="float" office:value="0.0817150070395949" calcext:value-type="float">
            <text:p>0.08171500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1-H3K4m3</text:p>
          </table:table-cell>
          <table:table-cell office:value-type="float" office:value="25.89" calcext:value-type="float">
            <text:p>25.89</text:p>
          </table:table-cell>
          <table:table-cell office:value-type="float" office:value="25.8833333333333" calcext:value-type="float">
            <text:p>25.8833333333</text:p>
          </table:table-cell>
          <table:table-cell office:value-type="float" office:value="1.796" calcext:value-type="float">
            <text:p>1.796</text:p>
          </table:table-cell>
          <table:table-cell office:value-type="float" office:value="-0.856666666666669" calcext:value-type="float">
            <text:p>-0.8566666667</text:p>
          </table:table-cell>
          <table:table-cell office:value-type="float" office:value="0.60554195965204" calcext:value-type="float">
            <text:p>0.6055419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90323553562538" calcext:value-type="float">
            <text:p>0.0990323554</text:p>
          </table:table-cell>
          <table:table-cell office:value-type="float" office:value="1" calcext:value-type="float">
            <text:p>1</text:p>
          </table:table-cell>
          <table:table-cell office:value-type="float" office:value="0.0704658528280876" calcext:value-type="float">
            <text:p>0.0704658528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4-H3K4m3</text:p>
          </table:table-cell>
          <table:table-cell office:value-type="float" office:value="27.9" calcext:value-type="float">
            <text:p>27.9</text:p>
          </table:table-cell>
          <table:table-cell office:value-type="float" office:value="27.7466666666667" calcext:value-type="float">
            <text:p>27.7466666667</text:p>
          </table:table-cell>
          <table:table-cell office:value-type="float" office:value="1.796" calcext:value-type="float">
            <text:p>1.796</text:p>
          </table:table-cell>
          <table:table-cell office:value-type="float" office:value="-2.72" calcext:value-type="float">
            <text:p>-2.72</text:p>
          </table:table-cell>
          <table:table-cell office:value-type="float" office:value="0.203369947286001" calcext:value-type="float">
            <text:p>0.2033699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689432787978" calcext:value-type="float">
            <text:p>0.1016894328</text:p>
          </table:table-cell>
          <table:table-cell office:value-type="float" office:value="1" calcext:value-type="float">
            <text:p>1</text:p>
          </table:table-cell>
          <table:table-cell office:value-type="float" office:value="0.12571497454471" calcext:value-type="float">
            <text:p>0.1257149745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ol-H3K4m2</text:p>
          </table:table-cell>
          <table:table-cell office:value-type="float" office:value="24.56" calcext:value-type="float">
            <text:p>24.56</text:p>
          </table:table-cell>
          <table:table-cell office:value-type="float" office:value="24.5333333333333" calcext:value-type="float">
            <text:p>24.53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-0.0266666666666673" calcext:value-type="float">
            <text:p>-0.0266666667</text:p>
          </table:table-cell>
          <table:table-cell table:number-columns-repeated="2" office:value-type="float" office:value="0.982134814987402" calcext:value-type="float">
            <text:p>0.982134815</text:p>
          </table:table-cell>
          <table:table-cell office:value-type="float" office:value="1.0013263922864" calcext:value-type="float">
            <text:p>1.0013263923</text:p>
          </table:table-cell>
          <table:table-cell office:value-type="float" office:value="0.0299990291750042" calcext:value-type="float">
            <text:p>0.0299990292</text:p>
          </table:table-cell>
          <table:table-cell office:value-type="float" office:value="1.08014144695159" calcext:value-type="float">
            <text:p>1.080141447</text:p>
          </table:table-cell>
          <table:table-cell office:value-type="float" office:value="0.150446018713598" calcext:value-type="float">
            <text:p>0.150446018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2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2" calcext:value-type="float">
            <text:p>24.22</text:p>
          </table:table-cell>
          <table:table-cell office:value-type="float" office:value="1.966" calcext:value-type="float">
            <text:p>1.966</text:p>
          </table:table-cell>
          <table:table-cell office:value-type="float" office:value="0.323333333333331" calcext:value-type="float">
            <text:p>0.3233333333</text:p>
          </table:table-cell>
          <table:table-cell office:value-type="float" office:value="1.24430067303163" calcext:value-type="float">
            <text:p>1.244300673</text:p>
          </table:table-cell>
          <table:table-cell office:value-type="float" office:value="0.624728834911006" calcext:value-type="float">
            <text:p>0.6247288349</text:p>
          </table:table-cell>
          <table:table-cell office:value-type="float" office:value="0.620811995553664" calcext:value-type="float">
            <text:p>0.6208119956</text:p>
          </table:table-cell>
          <table:table-cell office:value-type="float" office:value="0.0109588450965986" calcext:value-type="float">
            <text:p>0.0109588451</text:p>
          </table:table-cell>
          <table:table-cell office:value-type="float" office:value="0.762636282561039" calcext:value-type="float">
            <text:p>0.7626362826</text:p>
          </table:table-cell>
          <table:table-cell office:value-type="float" office:value="0.031098303605262" calcext:value-type="float">
            <text:p>0.031098303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1633333333333" calcext:value-type="float">
            <text:p>25.16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-0.876666666666669" calcext:value-type="float">
            <text:p>-0.8766666667</text:p>
          </table:table-cell>
          <table:table-cell office:value-type="float" office:value="0.552872667101727" calcext:value-type="float">
            <text:p>0.5528726671</text:p>
          </table:table-cell>
          <table:table-cell office:value-type="float" office:value="0.617935751995142" calcext:value-type="float">
            <text:p>0.617935752</text:p>
          </table:table-cell>
          <table:table-cell office:value-type="float" office:value="0.737049869354741" calcext:value-type="float">
            <text:p>0.7370498694</text:p>
          </table:table-cell>
          <table:table-cell office:value-type="float" office:value="0.0587212557324154" calcext:value-type="float">
            <text:p>0.0587212557</text:p>
          </table:table-cell>
          <table:table-cell office:value-type="float" office:value="0.836369047042989" calcext:value-type="float">
            <text:p>0.836369047</text:p>
          </table:table-cell>
          <table:table-cell office:value-type="float" office:value="0.0662203995959954" calcext:value-type="float">
            <text:p>0.066220399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ol-H3K4m3</text:p>
          </table:table-cell>
          <table:table-cell office:value-type="float" office:value="21.06" calcext:value-type="float">
            <text:p>21.06</text:p>
          </table:table-cell>
          <table:table-cell office:value-type="float" office:value="21.1433333333333" calcext:value-type="float">
            <text:p>21.14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0.0833333333333357" calcext:value-type="float">
            <text:p>0.0833333333</text:p>
          </table:table-cell>
          <table:table-cell table:number-columns-repeated="2" office:value-type="float" office:value="1.05795036513767" calcext:value-type="float">
            <text:p>1.0579503651</text:p>
          </table:table-cell>
          <table:table-cell office:value-type="float" office:value="1.0008342928634" calcext:value-type="float">
            <text:p>1.0008342929</text:p>
          </table:table-cell>
          <table:table-cell office:value-type="float" office:value="0.0237761573150657" calcext:value-type="float">
            <text:p>0.0237761573</text:p>
          </table:table-cell>
          <table:table-cell office:value-type="float" office:value="1.01570363965222" calcext:value-type="float">
            <text:p>1.0157036397</text:p>
          </table:table-cell>
          <table:table-cell office:value-type="float" office:value="0.112605465219011" calcext:value-type="float">
            <text:p>0.1126054652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3</text:p>
          </table:table-cell>
          <table:table-cell office:value-type="float" office:value="22.5" calcext:value-type="float">
            <text:p>22.5</text:p>
          </table:table-cell>
          <table:table-cell office:value-type="float" office:value="22.3833333333333" calcext:value-type="float">
            <text:p>22.3833333333</text:p>
          </table:table-cell>
          <table:table-cell office:value-type="float" office:value="1.966" calcext:value-type="float">
            <text:p>1.966</text:p>
          </table:table-cell>
          <table:table-cell office:value-type="float" office:value="-1.35666666666667" calcext:value-type="float">
            <text:p>-1.3566666667</text:p>
          </table:table-cell>
          <table:table-cell office:value-type="float" office:value="0.399673205193219" calcext:value-type="float">
            <text:p>0.3996732052</text:p>
          </table:table-cell>
          <table:table-cell office:value-type="float" office:value="0.660025616429424" calcext:value-type="float">
            <text:p>0.6600256164</text:p>
          </table:table-cell>
          <table:table-cell office:value-type="float" office:value="0.715762011336513" calcext:value-type="float">
            <text:p>0.7157620113</text:p>
          </table:table-cell>
          <table:table-cell office:value-type="float" office:value="0.0274720167566545" calcext:value-type="float">
            <text:p>0.0274720168</text:p>
          </table:table-cell>
          <table:table-cell office:value-type="float" office:value="0.891651142338151" calcext:value-type="float">
            <text:p>0.8916511423</text:p>
          </table:table-cell>
          <table:table-cell office:value-type="float" office:value="0.0308785520697967" calcext:value-type="float">
            <text:p>0.030878552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3</text:p>
          </table:table-cell>
          <table:table-cell office:value-type="float" office:value="23.77" calcext:value-type="float">
            <text:p>23.77</text:p>
          </table:table-cell>
          <table:table-cell office:value-type="float" office:value="23.7666666666667" calcext:value-type="float">
            <text:p>23.7666666667</text:p>
          </table:table-cell>
          <table:table-cell office:value-type="float" office:value="1.966" calcext:value-type="float">
            <text:p>1.966</text:p>
          </table:table-cell>
          <table:table-cell office:value-type="float" office:value="-2.62666666666667" calcext:value-type="float">
            <text:p>-2.6266666667</text:p>
          </table:table-cell>
          <table:table-cell office:value-type="float" office:value="0.169376818580766" calcext:value-type="float">
            <text:p>0.1693768186</text:p>
          </table:table-cell>
          <table:table-cell office:value-type="float" office:value="0.832850776828743" calcext:value-type="float">
            <text:p>0.8328507768</text:p>
          </table:table-cell>
          <table:table-cell office:value-type="float" office:value="0.835115754542966" calcext:value-type="float">
            <text:p>0.8351157545</text:p>
          </table:table-cell>
          <table:table-cell office:value-type="float" office:value="0.0146791972510882" calcext:value-type="float">
            <text:p>0.0146791973</text:p>
          </table:table-cell>
          <table:table-cell office:value-type="float" office:value="0.996406009727163" calcext:value-type="float">
            <text:p>0.9964060097</text:p>
          </table:table-cell>
          <table:table-cell office:value-type="float" office:value="0.0320577338962363" calcext:value-type="float">
            <text:p>0.032057733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2</text:p>
          </table:table-cell>
          <table:table-cell office:value-type="float" office:value="23.77" calcext:value-type="float">
            <text:p>23.77</text:p>
          </table:table-cell>
          <table:table-cell office:value-type="float" office:value="23.765" calcext:value-type="float">
            <text:p>23.765</text:p>
          </table:table-cell>
          <table:table-cell office:value-type="float" office:value="1.917" calcext:value-type="float">
            <text:p>1.917</text:p>
          </table:table-cell>
          <table:table-cell office:value-type="float" office:value="-0.00499999999999901" calcext:value-type="float">
            <text:p>-0.005</text:p>
          </table:table-cell>
          <table:table-cell table:number-columns-repeated="2" office:value-type="float" office:value="0.996751480573904" calcext:value-type="float">
            <text:p>0.9967514806</text:p>
          </table:table-cell>
          <table:table-cell office:value-type="float" office:value="1.00000529363571" calcext:value-type="float">
            <text:p>1.0000052936</text:p>
          </table:table-cell>
          <table:table-cell office:value-type="float" office:value="0.00230079328071568" calcext:value-type="float">
            <text:p>0.0023007933</text:p>
          </table:table-cell>
          <table:table-cell office:value-type="float" office:value="1.02883918653923" calcext:value-type="float">
            <text:p>1.0288391865</text:p>
          </table:table-cell>
          <table:table-cell office:value-type="float" office:value="0.00899524456966053" calcext:value-type="float">
            <text:p>0.008995244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2</text:p>
          </table:table-cell>
          <table:table-cell office:value-type="float" office:value="21.22" calcext:value-type="float">
            <text:p>21.22</text:p>
          </table:table-cell>
          <table:table-cell office:value-type="float" office:value="21.06" calcext:value-type="float">
            <text:p>21.06</text:p>
          </table:table-cell>
          <table:table-cell office:value-type="float" office:value="1.917" calcext:value-type="float">
            <text:p>1.917</text:p>
          </table:table-cell>
          <table:table-cell office:value-type="float" office:value="2.545" calcext:value-type="float">
            <text:p>2.545</text:p>
          </table:table-cell>
          <table:table-cell office:value-type="float" office:value="5.23930012793626" calcext:value-type="float">
            <text:p>5.2393001279</text:p>
          </table:table-cell>
          <table:table-cell office:value-type="float" office:value="2.63050718818626" calcext:value-type="float">
            <text:p>2.6305071882</text:p>
          </table:table-cell>
          <table:table-cell office:value-type="float" office:value="2.93500577493993" calcext:value-type="float">
            <text:p>2.9350057749</text:p>
          </table:table-cell>
          <table:table-cell office:value-type="float" office:value="0.215313015555235" calcext:value-type="float">
            <text:p>0.2153130156</text:p>
          </table:table-cell>
          <table:table-cell office:value-type="float" office:value="2.88449080589796" calcext:value-type="float">
            <text:p>2.8844908059</text:p>
          </table:table-cell>
          <table:table-cell office:value-type="float" office:value="0.189282527822851" calcext:value-type="float">
            <text:p>0.1892825278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2</text:p>
          </table:table-cell>
          <table:table-cell office:value-type="float" office:value="22.23" calcext:value-type="float">
            <text:p>22.23</text:p>
          </table:table-cell>
          <table:table-cell office:value-type="float" office:value="21.995" calcext:value-type="float">
            <text:p>21.995</text:p>
          </table:table-cell>
          <table:table-cell office:value-type="float" office:value="1.917" calcext:value-type="float">
            <text:p>1.917</text:p>
          </table:table-cell>
          <table:table-cell office:value-type="float" office:value="1.535" calcext:value-type="float">
            <text:p>1.535</text:p>
          </table:table-cell>
          <table:table-cell office:value-type="float" office:value="2.71534453893805" calcext:value-type="float">
            <text:p>2.7153445389</text:p>
          </table:table-cell>
          <table:table-cell office:value-type="float" office:value="3.03489134015347" calcext:value-type="float">
            <text:p>3.0348913402</text:p>
          </table:table-cell>
          <table:table-cell office:value-type="float" office:value="3.57781721708729" calcext:value-type="float">
            <text:p>3.5778172171</text:p>
          </table:table-cell>
          <table:table-cell office:value-type="float" office:value="0.383906569261557" calcext:value-type="float">
            <text:p>0.3839065693</text:p>
          </table:table-cell>
          <table:table-cell office:value-type="float" office:value="3.21395478662078" calcext:value-type="float">
            <text:p>3.2139547866</text:p>
          </table:table-cell>
          <table:table-cell office:value-type="float" office:value="0.226526087329955" calcext:value-type="float">
            <text:p>0.2265260873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8" calcext:value-type="float">
            <text:p>21.28</text:p>
          </table:table-cell>
          <table:table-cell office:value-type="float" office:value="1.917" calcext:value-type="float">
            <text:p>1.917</text:p>
          </table:table-cell>
          <table:table-cell office:value-type="float" office:value="0.150000000000002" calcext:value-type="float">
            <text:p>0.15</text:p>
          </table:table-cell>
          <table:table-cell table:number-columns-repeated="2" office:value-type="float" office:value="1.10253736575909" calcext:value-type="float">
            <text:p>1.1025373658</text:p>
          </table:table-cell>
          <table:table-cell office:value-type="float" office:value="1.00476805217825" calcext:value-type="float">
            <text:p>1.0047680522</text:p>
          </table:table-cell>
          <table:table-cell office:value-type="float" office:value="0.0691333446249668" calcext:value-type="float">
            <text:p>0.0691333446</text:p>
          </table:table-cell>
          <table:table-cell office:value-type="float" office:value="0.982186830966456" calcext:value-type="float">
            <text:p>0.982186831</text:p>
          </table:table-cell>
          <table:table-cell office:value-type="float" office:value="0.0475782991093429" calcext:value-type="float">
            <text:p>0.047578299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3</text:p>
          </table:table-cell>
          <table:table-cell office:value-type="float" office:value="24.29" calcext:value-type="float">
            <text:p>24.29</text:p>
          </table:table-cell>
          <table:table-cell office:value-type="float" office:value="23.305" calcext:value-type="float">
            <text:p>23.305</text:p>
          </table:table-cell>
          <table:table-cell office:value-type="float" office:value="1.917" calcext:value-type="float">
            <text:p>1.917</text:p>
          </table:table-cell>
          <table:table-cell office:value-type="float" office:value="-3.01" calcext:value-type="float">
            <text:p>-3.01</text:p>
          </table:table-cell>
          <table:table-cell office:value-type="float" office:value="0.141028679746337" calcext:value-type="float">
            <text:p>0.1410286797</text:p>
          </table:table-cell>
          <table:table-cell office:value-type="float" office:value="0.232896626729839" calcext:value-type="float">
            <text:p>0.2328966267</text:p>
          </table:table-cell>
          <table:table-cell office:value-type="float" office:value="0.536109461989958" calcext:value-type="float">
            <text:p>0.536109462</text:p>
          </table:table-cell>
          <table:table-cell office:value-type="float" office:value="0.214403851955229" calcext:value-type="float">
            <text:p>0.214403852</text:p>
          </table:table-cell>
          <table:table-cell office:value-type="float" office:value="0.383657018353617" calcext:value-type="float">
            <text:p>0.3836570184</text:p>
          </table:table-cell>
          <table:table-cell office:value-type="float" office:value="0.112000474949358" calcext:value-type="float">
            <text:p>0.112000474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3</text:p>
          </table:table-cell>
          <table:table-cell table:number-columns-repeated="2" office:value-type="float" office:value="26.56" calcext:value-type="float">
            <text:p>26.56</text:p>
          </table:table-cell>
          <table:table-cell office:value-type="float" office:value="1.917" calcext:value-type="float">
            <text:p>1.917</text:p>
          </table:table-cell>
          <table:table-cell office:value-type="float" office:value="-5.28" calcext:value-type="float">
            <text:p>-5.28</text:p>
          </table:table-cell>
          <table:table-cell office:value-type="float" office:value="0.0321925400011704" calcext:value-type="float">
            <text:p>0.03219254</text:p>
          </table:table-cell>
          <table:table-cell office:value-type="float" office:value="0.158295463173316" calcext:value-type="float">
            <text:p>0.1582954632</text:p>
          </table:table-cell>
          <table:table-cell office:value-type="float" office:value="0.565503607538581" calcext:value-type="float">
            <text:p>0.5655036075</text:p>
          </table:table-cell>
          <table:table-cell office:value-type="float" office:value="0.287939640235069" calcext:value-type="float">
            <text:p>0.2879396402</text:p>
          </table:table-cell>
          <table:table-cell office:value-type="float" office:value="0.416708657712791" calcext:value-type="float">
            <text:p>0.4167086577</text:p>
          </table:table-cell>
          <table:table-cell office:value-type="float" office:value="0.15303758141497" calcext:value-type="float">
            <text:p>0.1530375814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08663726564315" calcext:value-type="float">
            <text:p>1.0866372656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32422598962583" calcext:value-type="float">
            <text:p>1.3242259896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22589927883697" calcext:value-type="float">
            <text:p>1.2258992788</text:p>
          </table:table-cell>
          <table:table-cell/>
        </table:table-row>
        <table:table-row table:style-name="ro1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0.962963800996341" calcext:value-type="float">
            <text:p>0.962963801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1.00081178208691" calcext:value-type="float">
            <text:p>1.0008117821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1</text:p>
          </table:table-cell>
          <table:table-cell table:number-columns-repeated="9"/>
          <table:table-cell office:value-type="float" office:value="0.893202773095396" calcext:value-type="float">
            <text:p>0.8932027731</text:p>
          </table:table-cell>
          <table:table-cell/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ol-H3K4m2</text:p>
          </table:table-cell>
          <table:table-cell office:value-type="float" office:value="28.85" calcext:value-type="float">
            <text:p>28.85</text:p>
          </table:table-cell>
          <table:table-cell office:value-type="float" office:value="29.045" calcext:value-type="float">
            <text:p>29.045</text:p>
          </table:table-cell>
          <table:table-cell office:value-type="float" office:value="1.966" calcext:value-type="float">
            <text:p>1.966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1.140903165564" calcext:value-type="float">
            <text:p>1.1409031656</text:p>
          </table:table-cell>
          <table:table-cell office:value-type="float" office:value="1.00870087079482" calcext:value-type="float">
            <text:p>1.0087008708</text:p>
          </table:table-cell>
          <table:table-cell office:value-type="float" office:value="0.0934811391197037" calcext:value-type="float">
            <text:p>0.0934811391</text:p>
          </table:table-cell>
          <table:table-cell office:value-type="float" office:value="1.04780337698792" calcext:value-type="float">
            <text:p>1.047803377</text:p>
          </table:table-cell>
          <table:table-cell office:value-type="float" office:value="0.135789549884654" calcext:value-type="float">
            <text:p>0.135789549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1-H3K4m2</text:p>
          </table:table-cell>
          <table:table-cell office:value-type="float" office:value="27.54" calcext:value-type="float">
            <text:p>27.54</text:p>
          </table:table-cell>
          <table:table-cell office:value-type="float" office:value="27.585" calcext:value-type="float">
            <text:p>27.585</text:p>
          </table:table-cell>
          <table:table-cell office:value-type="float" office:value="1.966" calcext:value-type="float">
            <text:p>1.966</text:p>
          </table:table-cell>
          <table:table-cell office:value-type="float" office:value="1.505" calcext:value-type="float">
            <text:p>1.505</text:p>
          </table:table-cell>
          <table:table-cell office:value-type="float" office:value="2.76594275671079" calcext:value-type="float">
            <text:p>2.7659427567</text:p>
          </table:table-cell>
          <table:table-cell office:value-type="float" office:value="1.38870309506498" calcext:value-type="float">
            <text:p>1.3887030951</text:p>
          </table:table-cell>
          <table:table-cell office:value-type="float" office:value="1.34771809023881" calcext:value-type="float">
            <text:p>1.3477180902</text:p>
          </table:table-cell>
          <table:table-cell office:value-type="float" office:value="0.02898077483955" calcext:value-type="float">
            <text:p>0.0289807748</text:p>
          </table:table-cell>
          <table:table-cell office:value-type="float" office:value="1.63071129252859" calcext:value-type="float">
            <text:p>1.6307112925</text:p>
          </table:table-cell>
          <table:table-cell office:value-type="float" office:value="0.119089796100096" calcext:value-type="float">
            <text:p>0.119089796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4-H3K4m2</text:p>
          </table:table-cell>
          <table:table-cell office:value-type="float" office:value="28.92" calcext:value-type="float">
            <text:p>28.92</text:p>
          </table:table-cell>
          <table:table-cell office:value-type="float" office:value="28.805" calcext:value-type="float">
            <text:p>28.805</text:p>
          </table:table-cell>
          <table:table-cell office:value-type="float" office:value="1.966" calcext:value-type="float">
            <text:p>1.966</text:p>
          </table:table-cell>
          <table:table-cell office:value-type="float" office:value="0.125" calcext:value-type="float">
            <text:p>0.125</text:p>
          </table:table-cell>
          <table:table-cell office:value-type="float" office:value="1.08817298320868" calcext:value-type="float">
            <text:p>1.0881729832</text:p>
          </table:table-cell>
          <table:table-cell office:value-type="float" office:value="1.21623120601137" calcext:value-type="float">
            <text:p>1.216231206</text:p>
          </table:table-cell>
          <table:table-cell office:value-type="float" office:value="1.31852771097736" calcext:value-type="float">
            <text:p>1.318527711</text:p>
          </table:table-cell>
          <table:table-cell office:value-type="float" office:value="0.0723345523531348" calcext:value-type="float">
            <text:p>0.0723345524</text:p>
          </table:table-cell>
          <table:table-cell office:value-type="float" office:value="1.57791510585609" calcext:value-type="float">
            <text:p>1.5779151059</text:p>
          </table:table-cell>
          <table:table-cell office:value-type="float" office:value="0.186432472139222" calcext:value-type="float">
            <text:p>0.186432472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ol-H3K4m3</text:p>
          </table:table-cell>
          <table:table-cell office:value-type="float" office:value="26.76" calcext:value-type="float">
            <text:p>26.76</text:p>
          </table:table-cell>
          <table:table-cell office:value-type="float" office:value="26.795" calcext:value-type="float">
            <text:p>26.795</text:p>
          </table:table-cell>
          <table:table-cell office:value-type="float" office:value="1.966" calcext:value-type="float">
            <text:p>1.966</text:p>
          </table:table-cell>
          <table:table-cell office:value-type="float" office:value="0.0350000000000001" calcext:value-type="float">
            <text:p>0.035</text:p>
          </table:table-cell>
          <table:table-cell table:number-columns-repeated="2" office:value-type="float" office:value="1.02394215499636" calcext:value-type="float">
            <text:p>1.023942155</text:p>
          </table:table-cell>
          <table:table-cell office:value-type="float" office:value="1.00027991170354" calcext:value-type="float">
            <text:p>1.0002799117</text:p>
          </table:table-cell>
          <table:table-cell office:value-type="float" office:value="0.0167317326904384" calcext:value-type="float">
            <text:p>0.0167317327</text:p>
          </table:table-cell>
          <table:table-cell office:value-type="float" office:value="0.979560446997953" calcext:value-type="float">
            <text:p>0.979560447</text:p>
          </table:table-cell>
          <table:table-cell office:value-type="float" office:value="0.015440639923235" calcext:value-type="float">
            <text:p>0.015440639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1-H3K4m3</text:p>
          </table:table-cell>
          <table:table-cell office:value-type="float" office:value="28.64" calcext:value-type="float">
            <text:p>28.64</text:p>
          </table:table-cell>
          <table:table-cell office:value-type="float" office:value="28.955" calcext:value-type="float">
            <text:p>28.955</text:p>
          </table:table-cell>
          <table:table-cell office:value-type="float" office:value="1.966" calcext:value-type="float">
            <text:p>1.966</text:p>
          </table:table-cell>
          <table:table-cell office:value-type="float" office:value="-1.845" calcext:value-type="float">
            <text:p>-1.845</text:p>
          </table:table-cell>
          <table:table-cell office:value-type="float" office:value="0.287301846745718" calcext:value-type="float">
            <text:p>0.2873018467</text:p>
          </table:table-cell>
          <table:table-cell office:value-type="float" office:value="0.474454069063701" calcext:value-type="float">
            <text:p>0.4744540691</text:p>
          </table:table-cell>
          <table:table-cell office:value-type="float" office:value="0.392182381372651" calcext:value-type="float">
            <text:p>0.3921823814</text:p>
          </table:table-cell>
          <table:table-cell office:value-type="float" office:value="0.0581748682660039" calcext:value-type="float">
            <text:p>0.0581748683</text:p>
          </table:table-cell>
          <table:table-cell office:value-type="float" office:value="0.69376598084177" calcext:value-type="float">
            <text:p>0.6937659808</text:p>
          </table:table-cell>
          <table:table-cell office:value-type="float" office:value="0.0726742136061738" calcext:value-type="float">
            <text:p>0.072674213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P2</text:p>
          </table:table-cell>
          <table:table-cell office:value-type="string" calcext:value-type="string">
            <text:p>ccr1.4-H3K4m3</text:p>
          </table:table-cell>
          <table:table-cell office:value-type="float" office:value="35.58" calcext:value-type="float">
            <text:p>35.58</text:p>
          </table:table-cell>
          <table:table-cell office:value-type="float" office:value="35.295" calcext:value-type="float">
            <text:p>35.295</text:p>
          </table:table-cell>
          <table:table-cell office:value-type="float" office:value="1.966" calcext:value-type="float">
            <text:p>1.966</text:p>
          </table:table-cell>
          <table:table-cell office:value-type="float" office:value="-8.785" calcext:value-type="float">
            <text:p>-8.785</text:p>
          </table:table-cell>
          <table:table-cell office:value-type="float" office:value="0.00263553527855184" calcext:value-type="float">
            <text:p>0.0026355353</text:p>
          </table:table-cell>
          <table:table-cell office:value-type="float" office:value="0.0129593153448846" calcext:value-type="float">
            <text:p>0.0129593153</text:p>
          </table:table-cell>
          <table:table-cell office:value-type="float" office:value="0.0160053086523547" calcext:value-type="float">
            <text:p>0.0160053087</text:p>
          </table:table-cell>
          <table:table-cell office:value-type="float" office:value="0.00215384252316091" calcext:value-type="float">
            <text:p>0.0021538425</text:p>
          </table:table-cell>
          <table:table-cell office:value-type="float" office:value="0.550379426330661" calcext:value-type="float">
            <text:p>0.5503794263</text:p>
          </table:table-cell>
          <table:table-cell office:value-type="float" office:value="0.0152498205109864" calcext:value-type="float">
            <text:p>0.0152498205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2</text:p>
          </table:table-cell>
          <table:table-cell office:value-type="float" office:value="23.14" calcext:value-type="float">
            <text:p>23.14</text:p>
          </table:table-cell>
          <table:table-cell office:value-type="float" office:value="23.165" calcext:value-type="float">
            <text:p>23.165</text:p>
          </table:table-cell>
          <table:table-cell office:value-type="float" office:value="1.894" calcext:value-type="float">
            <text:p>1.894</text:p>
          </table:table-cell>
          <table:table-cell office:value-type="float" office:value="0.0249999999999986" calcext:value-type="float">
            <text:p>0.025</text:p>
          </table:table-cell>
          <table:table-cell table:number-columns-repeated="2" office:value-type="float" office:value="1.01609543300595" calcext:value-type="float">
            <text:p>1.016095433</text:p>
          </table:table-cell>
          <table:table-cell office:value-type="float" office:value="1.00012747964179" calcext:value-type="float">
            <text:p>1.0001274796</text:p>
          </table:table-cell>
          <table:table-cell office:value-type="float" office:value="0.0112910481054667" calcext:value-type="float">
            <text:p>0.0112910481</text:p>
          </table:table-cell>
          <table:table-cell office:value-type="float" office:value="1.02936659454838" calcext:value-type="float">
            <text:p>1.0293665945</text:p>
          </table:table-cell>
          <table:table-cell office:value-type="float" office:value="0.0206565622757626" calcext:value-type="float">
            <text:p>0.0206565623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2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05" calcext:value-type="float">
            <text:p>21.905</text:p>
          </table:table-cell>
          <table:table-cell office:value-type="float" office:value="1.894" calcext:value-type="float">
            <text:p>1.894</text:p>
          </table:table-cell>
          <table:table-cell office:value-type="float" office:value="1.205" calcext:value-type="float">
            <text:p>1.205</text:p>
          </table:table-cell>
          <table:table-cell office:value-type="float" office:value="2.15895141691035" calcext:value-type="float">
            <text:p>2.1589514169</text:p>
          </table:table-cell>
          <table:table-cell office:value-type="float" office:value="1.08394958915335" calcext:value-type="float">
            <text:p>1.0839495892</text:p>
          </table:table-cell>
          <table:table-cell office:value-type="float" office:value="1.12339602605653" calcext:value-type="float">
            <text:p>1.1233960261</text:p>
          </table:table-cell>
          <table:table-cell office:value-type="float" office:value="0.0278928430278878" calcext:value-type="float">
            <text:p>0.027892843</text:p>
          </table:table-cell>
          <table:table-cell office:value-type="float" office:value="1.41937546700337" calcext:value-type="float">
            <text:p>1.419375467</text:p>
          </table:table-cell>
          <table:table-cell office:value-type="float" office:value="0.0497147539243223" calcext:value-type="float">
            <text:p>0.0497147539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2</text:p>
          </table:table-cell>
          <table:table-cell office:value-type="float" office:value="23.12" calcext:value-type="float">
            <text:p>23.12</text:p>
          </table:table-cell>
          <table:table-cell office:value-type="float" office:value="23.23" calcext:value-type="float">
            <text:p>23.23</text:p>
          </table:table-cell>
          <table:table-cell office:value-type="float" office:value="1.894" calcext:value-type="float">
            <text:p>1.894</text:p>
          </table:table-cell>
          <table:table-cell office:value-type="float" office:value="0.0449999999999982" calcext:value-type="float">
            <text:p>0.045</text:p>
          </table:table-cell>
          <table:table-cell office:value-type="float" office:value="1.02915810555712" calcext:value-type="float">
            <text:p>1.0291581056</text:p>
          </table:table-cell>
          <table:table-cell office:value-type="float" office:value="1.1502713476742" calcext:value-type="float">
            <text:p>1.1502713477</text:p>
          </table:table-cell>
          <table:table-cell office:value-type="float" office:value="1.07487866501004" calcext:value-type="float">
            <text:p>1.074878665</text:p>
          </table:table-cell>
          <table:table-cell office:value-type="float" office:value="0.0533106771636708" calcext:value-type="float">
            <text:p>0.0533106772</text:p>
          </table:table-cell>
          <table:table-cell office:value-type="float" office:value="1.15343277985344" calcext:value-type="float">
            <text:p>1.1534327799</text:p>
          </table:table-cell>
          <table:table-cell office:value-type="float" office:value="0.0725143233743854" calcext:value-type="float">
            <text:p>0.0725143234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3</text:p>
          </table:table-cell>
          <table:table-cell office:value-type="float" office:value="21.41" calcext:value-type="float">
            <text:p>21.41</text:p>
          </table:table-cell>
          <table:table-cell office:value-type="float" office:value="21.445" calcext:value-type="float">
            <text:p>21.445</text:p>
          </table:table-cell>
          <table:table-cell office:value-type="float" office:value="1.894" calcext:value-type="float">
            <text:p>1.894</text:p>
          </table:table-cell>
          <table:table-cell office:value-type="float" office:value="0.0350000000000001" calcext:value-type="float">
            <text:p>0.035</text:p>
          </table:table-cell>
          <table:table-cell table:number-columns-repeated="2" office:value-type="float" office:value="1.02260591182412" calcext:value-type="float">
            <text:p>1.0226059118</text:p>
          </table:table-cell>
          <table:table-cell office:value-type="float" office:value="1.00024986519415" calcext:value-type="float">
            <text:p>1.0002498652</text:p>
          </table:table-cell>
          <table:table-cell office:value-type="float" office:value="0.0158081121725724" calcext:value-type="float">
            <text:p>0.0158081122</text:p>
          </table:table-cell>
          <table:table-cell office:value-type="float" office:value="0.98106147699986" calcext:value-type="float">
            <text:p>0.981061477</text:p>
          </table:table-cell>
          <table:table-cell office:value-type="float" office:value="0.0312182906014949" calcext:value-type="float">
            <text:p>0.031218290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3</text:p>
          </table:table-cell>
          <table:table-cell office:value-type="float" office:value="23.22" calcext:value-type="float">
            <text:p>23.22</text:p>
          </table:table-cell>
          <table:table-cell office:value-type="float" office:value="23.13" calcext:value-type="float">
            <text:p>23.13</text:p>
          </table:table-cell>
          <table:table-cell office:value-type="float" office:value="1.894" calcext:value-type="float">
            <text:p>1.894</text:p>
          </table:table-cell>
          <table:table-cell office:value-type="float" office:value="-1.775" calcext:value-type="float">
            <text:p>-1.775</text:p>
          </table:table-cell>
          <table:table-cell office:value-type="float" office:value="0.321847800091194" calcext:value-type="float">
            <text:p>0.3218478001</text:p>
          </table:table-cell>
          <table:table-cell office:value-type="float" office:value="0.531503713262307" calcext:value-type="float">
            <text:p>0.5315037133</text:p>
          </table:table-cell>
          <table:table-cell office:value-type="float" office:value="0.563881185734238" calcext:value-type="float">
            <text:p>0.5638811857</text:p>
          </table:table-cell>
          <table:table-cell office:value-type="float" office:value="0.022894330342583" calcext:value-type="float">
            <text:p>0.0228943303</text:p>
          </table:table-cell>
          <table:table-cell office:value-type="float" office:value="0.65835680201158" calcext:value-type="float">
            <text:p>0.658356802</text:p>
          </table:table-cell>
          <table:table-cell office:value-type="float" office:value="0.0494518231289272" calcext:value-type="float">
            <text:p>0.049451823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3</text:p>
          </table:table-cell>
          <table:table-cell office:value-type="float" office:value="25.07" calcext:value-type="float">
            <text:p>25.07</text:p>
          </table:table-cell>
          <table:table-cell office:value-type="float" office:value="25.1" calcext:value-type="float">
            <text:p>25.1</text:p>
          </table:table-cell>
          <table:table-cell office:value-type="float" office:value="1.894" calcext:value-type="float">
            <text:p>1.894</text:p>
          </table:table-cell>
          <table:table-cell office:value-type="float" office:value="-3.625" calcext:value-type="float">
            <text:p>-3.625</text:p>
          </table:table-cell>
          <table:table-cell office:value-type="float" office:value="0.0987410160528941" calcext:value-type="float">
            <text:p>0.0987410161</text:p>
          </table:table-cell>
          <table:table-cell office:value-type="float" office:value="0.485524126699182" calcext:value-type="float">
            <text:p>0.4855241267</text:p>
          </table:table-cell>
          <table:table-cell office:value-type="float" office:value="0.476397126966753" calcext:value-type="float">
            <text:p>0.476397127</text:p>
          </table:table-cell>
          <table:table-cell office:value-type="float" office:value="0.00645376340268831" calcext:value-type="float">
            <text:p>0.0064537634</text:p>
          </table:table-cell>
          <table:table-cell office:value-type="float" office:value="0.610721250022375" calcext:value-type="float">
            <text:p>0.61072125</text:p>
          </table:table-cell>
          <table:table-cell office:value-type="float" office:value="0.018006584076824" calcext:value-type="float">
            <text:p>0.018006584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ol-H3K4m2</text:p>
          </table:table-cell>
          <table:table-cell office:value-type="float" office:value="22.8" calcext:value-type="float">
            <text:p>22.8</text:p>
          </table:table-cell>
          <table:table-cell office:value-type="float" office:value="22.61" calcext:value-type="float">
            <text:p>22.61</text:p>
          </table:table-cell>
          <table:table-cell office:value-type="float" office:value="1.953" calcext:value-type="float">
            <text:p>1.953</text:p>
          </table:table-cell>
          <table:table-cell office:value-type="float" office:value="-0.190000000000001" calcext:value-type="float">
            <text:p>-0.19</text:p>
          </table:table-cell>
          <table:table-cell table:number-columns-repeated="2" office:value-type="float" office:value="0.880575450799733" calcext:value-type="float">
            <text:p>0.8805754508</text:p>
          </table:table-cell>
          <table:table-cell office:value-type="float" office:value="1.00809824015576" calcext:value-type="float">
            <text:p>1.0080982402</text:p>
          </table:table-cell>
          <table:table-cell office:value-type="float" office:value="0.0901722291094699" calcext:value-type="float">
            <text:p>0.0901722291</text:p>
          </table:table-cell>
          <table:table-cell office:value-type="float" office:value="1.00809824015576" calcext:value-type="float">
            <text:p>1.0080982402</text:p>
          </table:table-cell>
          <table:table-cell office:value-type="float" office:value="0.0901722291094699" calcext:value-type="float">
            <text:p>0.090172229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1-H3K4m2</text:p>
          </table:table-cell>
          <table:table-cell office:value-type="float" office:value="21.61" calcext:value-type="float">
            <text:p>21.61</text:p>
          </table:table-cell>
          <table:table-cell office:value-type="float" office:value="21.565" calcext:value-type="float">
            <text:p>21.565</text:p>
          </table:table-cell>
          <table:table-cell office:value-type="float" office:value="1.953" calcext:value-type="float">
            <text:p>1.953</text:p>
          </table:table-cell>
          <table:table-cell office:value-type="float" office:value="1" calcext:value-type="float">
            <text:p>1</text:p>
          </table:table-cell>
          <table:table-cell office:value-type="float" office:value="1.953" calcext:value-type="float">
            <text:p>1.953</text:p>
          </table:table-cell>
          <table:table-cell office:value-type="float" office:value="0.980547098482667" calcext:value-type="float">
            <text:p>0.9805470985</text:p>
          </table:table-cell>
          <table:table-cell office:value-type="float" office:value="1.01099043976991" calcext:value-type="float">
            <text:p>1.0109904398</text:p>
          </table:table-cell>
          <table:table-cell office:value-type="float" office:value="0.0215266930661823" calcext:value-type="float">
            <text:p>0.0215266931</text:p>
          </table:table-cell>
          <table:table-cell office:value-type="float" office:value="1.01099043976991" calcext:value-type="float">
            <text:p>1.0109904398</text:p>
          </table:table-cell>
          <table:table-cell office:value-type="float" office:value="0.0215266930661823" calcext:value-type="float">
            <text:p>0.0215266931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4-H3K4m2</text:p>
          </table:table-cell>
          <table:table-cell office:value-type="float" office:value="20.97" calcext:value-type="float">
            <text:p>20.97</text:p>
          </table:table-cell>
          <table:table-cell office:value-type="float" office:value="21.765" calcext:value-type="float">
            <text:p>21.765</text:p>
          </table:table-cell>
          <table:table-cell office:value-type="float" office:value="1.953" calcext:value-type="float">
            <text:p>1.953</text:p>
          </table:table-cell>
          <table:table-cell office:value-type="float" office:value="1.64" calcext:value-type="float">
            <text:p>1.64</text:p>
          </table:table-cell>
          <table:table-cell office:value-type="float" office:value="2.99744814725808" calcext:value-type="float">
            <text:p>2.9974481473</text:p>
          </table:table-cell>
          <table:table-cell office:value-type="float" office:value="3.3501934263673" calcext:value-type="float">
            <text:p>3.3501934264</text:p>
          </table:table-cell>
          <table:table-cell office:value-type="float" office:value="2.25295762648823" calcext:value-type="float">
            <text:p>2.2529576265</text:p>
          </table:table-cell>
          <table:table-cell office:value-type="float" office:value="0.77586287465514" calcext:value-type="float">
            <text:p>0.7758628747</text:p>
          </table:table-cell>
          <table:table-cell office:value-type="float" office:value="2.25295762648823" calcext:value-type="float">
            <text:p>2.2529576265</text:p>
          </table:table-cell>
          <table:table-cell office:value-type="float" office:value="0.77586287465514" calcext:value-type="float">
            <text:p>0.7758628747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ol-H3K4m3</text:p>
          </table:table-cell>
          <table:table-cell office:value-type="float" office:value="21.65" calcext:value-type="float">
            <text:p>21.65</text:p>
          </table:table-cell>
          <table:table-cell office:value-type="float" office:value="21.68" calcext:value-type="float">
            <text:p>21.68</text:p>
          </table:table-cell>
          <table:table-cell office:value-type="float" office:value="1.953" calcext:value-type="float">
            <text:p>1.953</text:p>
          </table:table-cell>
          <table:table-cell office:value-type="float" office:value="0.0300000000000011" calcext:value-type="float">
            <text:p>0.03</text:p>
          </table:table-cell>
          <table:table-cell table:number-columns-repeated="2" office:value-type="float" office:value="1.02028397923001" calcext:value-type="float">
            <text:p>1.0202839792</text:p>
          </table:table-cell>
          <table:table-cell office:value-type="float" office:value="1.00020163004702" calcext:value-type="float">
            <text:p>1.00020163</text:p>
          </table:table-cell>
          <table:table-cell office:value-type="float" office:value="0.0142003652894489" calcext:value-type="float">
            <text:p>0.0142003653</text:p>
          </table:table-cell>
          <table:table-cell office:value-type="float" office:value="1.00020163004702" calcext:value-type="float">
            <text:p>1.00020163</text:p>
          </table:table-cell>
          <table:table-cell office:value-type="float" office:value="0.0142003652894489" calcext:value-type="float">
            <text:p>0.0142003653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1-H3K4m3</text:p>
          </table:table-cell>
          <table:table-cell office:value-type="float" office:value="23.56" calcext:value-type="float">
            <text:p>23.56</text:p>
          </table:table-cell>
          <table:table-cell office:value-type="float" office:value="23.525" calcext:value-type="float">
            <text:p>23.525</text:p>
          </table:table-cell>
          <table:table-cell office:value-type="float" office:value="1.953" calcext:value-type="float">
            <text:p>1.953</text:p>
          </table:table-cell>
          <table:table-cell office:value-type="float" office:value="-1.88" calcext:value-type="float">
            <text:p>-1.88</text:p>
          </table:table-cell>
          <table:table-cell office:value-type="float" office:value="0.284105592438611" calcext:value-type="float">
            <text:p>0.2841055924</text:p>
          </table:table-cell>
          <table:table-cell office:value-type="float" office:value="0.469175732432919" calcext:value-type="float">
            <text:p>0.4691757324</text:p>
          </table:table-cell>
          <table:table-cell office:value-type="float" office:value="0.48042908596318" calcext:value-type="float">
            <text:p>0.480429086</text:p>
          </table:table-cell>
          <table:table-cell office:value-type="float" office:value="0.0079573225923373" calcext:value-type="float">
            <text:p>0.0079573226</text:p>
          </table:table-cell>
          <table:table-cell office:value-type="float" office:value="0.48042908596318" calcext:value-type="float">
            <text:p>0.480429086</text:p>
          </table:table-cell>
          <table:table-cell office:value-type="float" office:value="0.0079573225923373" calcext:value-type="float">
            <text:p>0.0079573226</text:p>
          </table:table-cell>
        </table:table-row>
        <table:table-row table:style-name="ro2">
          <table:table-cell office:value-type="string" calcext:value-type="string">
            <text:p>11-2</text:p>
          </table:table-cell>
          <table:table-cell office:value-type="string" calcext:value-type="string">
            <text:p>TCH3-G2</text:p>
          </table:table-cell>
          <table:table-cell office:value-type="string" calcext:value-type="string">
            <text:p>ccr1.4-H3K4m3</text:p>
          </table:table-cell>
          <table:table-cell office:value-type="float" office:value="25.59" calcext:value-type="float">
            <text:p>25.59</text:p>
          </table:table-cell>
          <table:table-cell office:value-type="float" office:value="25.425" calcext:value-type="float">
            <text:p>25.425</text:p>
          </table:table-cell>
          <table:table-cell office:value-type="float" office:value="1.953" calcext:value-type="float">
            <text:p>1.953</text:p>
          </table:table-cell>
          <table:table-cell office:value-type="float" office:value="-3.91" calcext:value-type="float">
            <text:p>-3.91</text:p>
          </table:table-cell>
          <table:table-cell office:value-type="float" office:value="0.0730052729020301" calcext:value-type="float">
            <text:p>0.0730052729</text:p>
          </table:table-cell>
          <table:table-cell office:value-type="float" office:value="0.358977685131433" calcext:value-type="float">
            <text:p>0.3589776851</text:p>
          </table:table-cell>
          <table:table-cell office:value-type="float" office:value="0.403345078671784" calcext:value-type="float">
            <text:p>0.4033450787</text:p>
          </table:table-cell>
          <table:table-cell office:value-type="float" office:value="0.0313724848359542" calcext:value-type="float">
            <text:p>0.0313724848</text:p>
          </table:table-cell>
          <table:table-cell office:value-type="float" office:value="0.403345078671784" calcext:value-type="float">
            <text:p>0.4033450787</text:p>
          </table:table-cell>
          <table:table-cell office:value-type="float" office:value="0.0313724848359542" calcext:value-type="float">
            <text:p>0.03137248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ol-H3K4m2</text:p>
          </table:table-cell>
          <table:table-cell office:value-type="float" office:value="25.2" calcext:value-type="float">
            <text:p>25.2</text:p>
          </table:table-cell>
          <table:table-cell office:value-type="float" office:value="25.2833333333333" calcext:value-type="float">
            <text:p>25.2833333333</text:p>
          </table:table-cell>
          <table:table-cell office:value-type="float" office:value="1.952" calcext:value-type="float">
            <text:p>1.952</text:p>
          </table:table-cell>
          <table:table-cell office:value-type="float" office:value="-0.0833333333333357" calcext:value-type="float">
            <text:p>-0.0833333333</text:p>
          </table:table-cell>
          <table:table-cell office:value-type="float" office:value="0.945787018769501" calcext:value-type="float">
            <text:p>0.9457870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0041149911553" calcext:value-type="float">
            <text:p>0.036004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1-H3K4m2</text:p>
          </table:table-cell>
          <table:table-cell office:value-type="float" office:value="25.62" calcext:value-type="float">
            <text:p>25.62</text:p>
          </table:table-cell>
          <table:table-cell office:value-type="float" office:value="25.5733333333333" calcext:value-type="float">
            <text:p>25.5733333333</text:p>
          </table:table-cell>
          <table:table-cell office:value-type="float" office:value="1.952" calcext:value-type="float">
            <text:p>1.952</text:p>
          </table:table-cell>
          <table:table-cell office:value-type="float" office:value="-0.373333333333335" calcext:value-type="float">
            <text:p>-0.3733333333</text:p>
          </table:table-cell>
          <table:table-cell office:value-type="float" office:value="0.77903003694541" calcext:value-type="float">
            <text:p>0.7790300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2435684206933" calcext:value-type="float">
            <text:p>0.05524356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4-H3K4m2</text:p>
          </table:table-cell>
          <table:table-cell office:value-type="float" office:value="25.34" calcext:value-type="float">
            <text:p>25.34</text:p>
          </table:table-cell>
          <table:table-cell office:value-type="float" office:value="25.26" calcext:value-type="float">
            <text:p>25.26</text:p>
          </table:table-cell>
          <table:table-cell office:value-type="float" office:value="1.952" calcext:value-type="float">
            <text:p>1.952</text:p>
          </table:table-cell>
          <table:table-cell office:value-type="float" office:value="-0.0600000000000023" calcext:value-type="float">
            <text:p>-0.06</text:p>
          </table:table-cell>
          <table:table-cell office:value-type="float" office:value="0.960663325292556" calcext:value-type="float">
            <text:p>0.9606633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36357401145821" calcext:value-type="float">
            <text:p>0.07363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ol-H3K4m3</text:p>
          </table:table-cell>
          <table:table-cell office:value-type="float" office:value="22.43" calcext:value-type="float">
            <text:p>22.43</text:p>
          </table:table-cell>
          <table:table-cell office:value-type="float" office:value="22.3666666666667" calcext:value-type="float">
            <text:p>22.3666666667</text:p>
          </table:table-cell>
          <table:table-cell office:value-type="float" office:value="1.952" calcext:value-type="float">
            <text:p>1.952</text:p>
          </table:table-cell>
          <table:table-cell office:value-type="float" office:value="0.0633333333333361" calcext:value-type="float">
            <text:p>0.0633333333</text:p>
          </table:table-cell>
          <table:table-cell office:value-type="float" office:value="1.04327080652456" calcext:value-type="float">
            <text:p>1.0432708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4442598739832" calcext:value-type="float">
            <text:p>0.03344425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1-H3K4m3</text:p>
          </table:table-cell>
          <table:table-cell office:value-type="float" office:value="22.52" calcext:value-type="float">
            <text:p>22.52</text:p>
          </table:table-cell>
          <table:table-cell office:value-type="float" office:value="22.42" calcext:value-type="float">
            <text:p>22.42</text:p>
          </table:table-cell>
          <table:table-cell office:value-type="float" office:value="1.952" calcext:value-type="float">
            <text:p>1.952</text:p>
          </table:table-cell>
          <table:table-cell office:value-type="float" office:value="0.00999999999999801" calcext:value-type="float">
            <text:p>0.01</text:p>
          </table:table-cell>
          <table:table-cell office:value-type="float" office:value="1.00671096315021" calcext:value-type="float">
            <text:p>1.00671096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18993502999214" calcext:value-type="float">
            <text:p>0.04189935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ccr1.4-H3K4m3</text:p>
          </table:table-cell>
          <table:table-cell office:value-type="float" office:value="21.42" calcext:value-type="float">
            <text:p>21.42</text:p>
          </table:table-cell>
          <table:table-cell office:value-type="float" office:value="21.5" calcext:value-type="float">
            <text:p>21.5</text:p>
          </table:table-cell>
          <table:table-cell office:value-type="float" office:value="1.952" calcext:value-type="float">
            <text:p>1.952</text:p>
          </table:table-cell>
          <table:table-cell office:value-type="float" office:value="0.93" calcext:value-type="float">
            <text:p>0.93</text:p>
          </table:table-cell>
          <table:table-cell office:value-type="float" office:value="1.86271420458473" calcext:value-type="float">
            <text:p>1.8627142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9740516301442" calcext:value-type="float">
            <text:p>0.1497405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ol-H3K4m2</text:p>
          </table:table-cell>
          <table:table-cell office:value-type="float" office:value="23.73" calcext:value-type="float">
            <text:p>23.73</text:p>
          </table:table-cell>
          <table:table-cell office:value-type="float" office:value="22.9733333333333" calcext:value-type="float">
            <text:p>22.9733333333</text:p>
          </table:table-cell>
          <table:table-cell office:value-type="float" office:value="2.129" calcext:value-type="float">
            <text:p>2.129</text:p>
          </table:table-cell>
          <table:table-cell office:value-type="float" office:value="-0.756666666666668" calcext:value-type="float">
            <text:p>-0.7566666667</text:p>
          </table:table-cell>
          <table:table-cell office:value-type="float" office:value="0.564521408157426" calcext:value-type="float">
            <text:p>0.5645214082</text:p>
          </table:table-cell>
          <table:table-cell office:value-type="float" office:value="0.596880055397553" calcext:value-type="float">
            <text:p>0.5968800554</text:p>
          </table:table-cell>
          <table:table-cell office:value-type="float" office:value="1.15895650161678" calcext:value-type="float">
            <text:p>1.1589565016</text:p>
          </table:table-cell>
          <table:table-cell office:value-type="float" office:value="0.270893008252192" calcext:value-type="float">
            <text:p>0.2708930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2</text:p>
          </table:table-cell>
          <table:table-cell office:value-type="float" office:value="23.63" calcext:value-type="float">
            <text:p>23.63</text:p>
          </table:table-cell>
          <table:table-cell office:value-type="float" office:value="23.4433333333333" calcext:value-type="float">
            <text:p>23.4433333333</text:p>
          </table:table-cell>
          <table:table-cell office:value-type="float" office:value="2.129" calcext:value-type="float">
            <text:p>2.129</text:p>
          </table:table-cell>
          <table:table-cell office:value-type="float" office:value="-0.656666666666666" calcext:value-type="float">
            <text:p>-0.6566666667</text:p>
          </table:table-cell>
          <table:table-cell office:value-type="float" office:value="0.608832717194187" calcext:value-type="float">
            <text:p>0.6088327172</text:p>
          </table:table-cell>
          <table:table-cell office:value-type="float" office:value="0.781526627113674" calcext:value-type="float">
            <text:p>0.7815266271</text:p>
          </table:table-cell>
          <table:table-cell office:value-type="float" office:value="0.904460569568414" calcext:value-type="float">
            <text:p>0.9044605696</text:p>
          </table:table-cell>
          <table:table-cell office:value-type="float" office:value="0.0512377621139255" calcext:value-type="float">
            <text:p>0.05123776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2</text:p>
          </table:table-cell>
          <table:table-cell office:value-type="float" office:value="22.9" calcext:value-type="float">
            <text:p>22.9</text:p>
          </table:table-cell>
          <table:table-cell office:value-type="float" office:value="23.1266666666667" calcext:value-type="float">
            <text:p>23.1266666667</text:p>
          </table:table-cell>
          <table:table-cell office:value-type="float" office:value="2.129" calcext:value-type="float">
            <text:p>2.129</text:p>
          </table:table-cell>
          <table:table-cell office:value-type="float" office:value="0.0733333333333341" calcext:value-type="float">
            <text:p>0.0733333333</text:p>
          </table:table-cell>
          <table:table-cell office:value-type="float" office:value="1.05697865030817" calcext:value-type="float">
            <text:p>1.0569786503</text:p>
          </table:table-cell>
          <table:table-cell office:value-type="float" office:value="1.1002591880837" calcext:value-type="float">
            <text:p>1.1002591881</text:p>
          </table:table-cell>
          <table:table-cell office:value-type="float" office:value="0.935688224731238" calcext:value-type="float">
            <text:p>0.9356882247</text:p>
          </table:table-cell>
          <table:table-cell office:value-type="float" office:value="0.0737195434595754" calcext:value-type="float">
            <text:p>0.0737195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ol-H3K4m3</text:p>
          </table:table-cell>
          <table:table-cell office:value-type="float" office:value="20.42" calcext:value-type="float">
            <text:p>20.42</text:p>
          </table:table-cell>
          <table:table-cell office:value-type="float" office:value="20.8733333333333" calcext:value-type="float">
            <text:p>20.8733333333</text:p>
          </table:table-cell>
          <table:table-cell office:value-type="float" office:value="2.129" calcext:value-type="float">
            <text:p>2.129</text:p>
          </table:table-cell>
          <table:table-cell office:value-type="float" office:value="0.453333333333333" calcext:value-type="float">
            <text:p>0.4533333333</text:p>
          </table:table-cell>
          <table:table-cell office:value-type="float" office:value="1.40855226563296" calcext:value-type="float">
            <text:p>1.4085522656</text:p>
          </table:table-cell>
          <table:table-cell office:value-type="float" office:value="1.35013100800285" calcext:value-type="float">
            <text:p>1.350131008</text:p>
          </table:table-cell>
          <table:table-cell office:value-type="float" office:value="1.03057298644104" calcext:value-type="float">
            <text:p>1.0305729864</text:p>
          </table:table-cell>
          <table:table-cell office:value-type="float" office:value="0.201434773122956" calcext:value-type="float">
            <text:p>0.20143477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1-H3K4m3</text:p>
          </table:table-cell>
          <table:table-cell office:value-type="float" office:value="20.68" calcext:value-type="float">
            <text:p>20.68</text:p>
          </table:table-cell>
          <table:table-cell office:value-type="float" office:value="20.78" calcext:value-type="float">
            <text:p>20.78</text:p>
          </table:table-cell>
          <table:table-cell office:value-type="float" office:value="2.129" calcext:value-type="float">
            <text:p>2.129</text:p>
          </table:table-cell>
          <table:table-cell office:value-type="float" office:value="0.193333333333335" calcext:value-type="float">
            <text:p>0.1933333333</text:p>
          </table:table-cell>
          <table:table-cell office:value-type="float" office:value="1.15730357460158" calcext:value-type="float">
            <text:p>1.1573035746</text:p>
          </table:table-cell>
          <table:table-cell office:value-type="float" office:value="1.14958872701668" calcext:value-type="float">
            <text:p>1.149588727</text:p>
          </table:table-cell>
          <table:table-cell office:value-type="float" office:value="1.06754027333979" calcext:value-type="float">
            <text:p>1.0675402733</text:p>
          </table:table-cell>
          <table:table-cell office:value-type="float" office:value="0.0342850873829388" calcext:value-type="float">
            <text:p>0.03428508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SAM-1</text:p>
          </table:table-cell>
          <table:table-cell office:value-type="string" calcext:value-type="string">
            <text:p>ccr1.4-H3K4m3</text:p>
          </table:table-cell>
          <table:table-cell office:value-type="float" office:value="19.74" calcext:value-type="float">
            <text:p>19.74</text:p>
          </table:table-cell>
          <table:table-cell office:value-type="float" office:value="19.86" calcext:value-type="float">
            <text:p>19.86</text:p>
          </table:table-cell>
          <table:table-cell office:value-type="float" office:value="2.129" calcext:value-type="float">
            <text:p>2.129</text:p>
          </table:table-cell>
          <table:table-cell office:value-type="float" office:value="1.13333333333334" calcext:value-type="float">
            <text:p>1.1333333333</text:p>
          </table:table-cell>
          <table:table-cell office:value-type="float" office:value="2.35468282616991" calcext:value-type="float">
            <text:p>2.3546828262</text:p>
          </table:table-cell>
          <table:table-cell office:value-type="float" office:value="1.2641138508389" calcext:value-type="float">
            <text:p>1.2641138508</text:p>
          </table:table-cell>
          <table:table-cell office:value-type="float" office:value="1.15769626491136" calcext:value-type="float">
            <text:p>1.1576962649</text:p>
          </table:table-cell>
          <table:table-cell office:value-type="float" office:value="0.0494362705413843" calcext:value-type="float">
            <text:p>0.0494362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2</text:p>
          </table:table-cell>
          <table:table-cell office:value-type="float" office:value="24.11" calcext:value-type="float">
            <text:p>24.11</text:p>
          </table:table-cell>
          <table:table-cell office:value-type="float" office:value="24.1466666666667" calcext:value-type="float">
            <text:p>24.14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0.0366666666666653" calcext:value-type="float">
            <text:p>0.0366666667</text:p>
          </table:table-cell>
          <table:table-cell office:value-type="float" office:value="1.02490479391648" calcext:value-type="float">
            <text:p>1.0249047939</text:p>
          </table:table-cell>
          <table:table-cell office:value-type="float" office:value="1.08365284527791" calcext:value-type="float">
            <text:p>1.0836528453</text:p>
          </table:table-cell>
          <table:table-cell office:value-type="float" office:value="1.05767307944275" calcext:value-type="float">
            <text:p>1.0576730794</text:p>
          </table:table-cell>
          <table:table-cell office:value-type="float" office:value="0.0156896958586054" calcext:value-type="float">
            <text:p>0.01568969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2</text:p>
          </table:table-cell>
          <table:table-cell office:value-type="float" office:value="22.77" calcext:value-type="float">
            <text:p>22.77</text:p>
          </table:table-cell>
          <table:table-cell office:value-type="float" office:value="22.9733333333333" calcext:value-type="float">
            <text:p>22.9733333333</text:p>
          </table:table-cell>
          <table:table-cell office:value-type="float" office:value="1.956" calcext:value-type="float">
            <text:p>1.956</text:p>
          </table:table-cell>
          <table:table-cell office:value-type="float" office:value="1.37666666666667" calcext:value-type="float">
            <text:p>1.3766666667</text:p>
          </table:table-cell>
          <table:table-cell office:value-type="float" office:value="2.51835983439001" calcext:value-type="float">
            <text:p>2.5183598344</text:p>
          </table:table-cell>
          <table:table-cell office:value-type="float" office:value="3.23268643692424" calcext:value-type="float">
            <text:p>3.2326864369</text:p>
          </table:table-cell>
          <table:table-cell office:value-type="float" office:value="2.83397583685599" calcext:value-type="float">
            <text:p>2.8339758369</text:p>
          </table:table-cell>
          <table:table-cell office:value-type="float" office:value="0.163252040090467" calcext:value-type="float">
            <text:p>0.1632520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2</text:p>
          </table:table-cell>
          <table:table-cell office:value-type="float" office:value="22.68" calcext:value-type="float">
            <text:p>22.68</text:p>
          </table:table-cell>
          <table:table-cell office:value-type="float" office:value="22.6466666666667" calcext:value-type="float">
            <text:p>22.64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1.46666666666667" calcext:value-type="float">
            <text:p>1.4666666667</text:p>
          </table:table-cell>
          <table:table-cell office:value-type="float" office:value="2.67510590895924" calcext:value-type="float">
            <text:p>2.675105909</text:p>
          </table:table-cell>
          <table:table-cell office:value-type="float" office:value="2.78464456644535" calcext:value-type="float">
            <text:p>2.7846445664</text:p>
          </table:table-cell>
          <table:table-cell office:value-type="float" office:value="2.85009235615428" calcext:value-type="float">
            <text:p>2.8500923562</text:p>
          </table:table-cell>
          <table:table-cell office:value-type="float" office:value="0.0691456053983538" calcext:value-type="float">
            <text:p>0.0691456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ol-H3K4m3</text:p>
          </table:table-cell>
          <table:table-cell office:value-type="float" office:value="23.07" calcext:value-type="float">
            <text:p>23.07</text:p>
          </table:table-cell>
          <table:table-cell office:value-type="float" office:value="23.13" calcext:value-type="float">
            <text:p>23.13</text:p>
          </table:table-cell>
          <table:table-cell office:value-type="float" office:value="1.956" calcext:value-type="float">
            <text:p>1.956</text:p>
          </table:table-cell>
          <table:table-cell office:value-type="float" office:value="0.0599999999999987" calcext:value-type="float">
            <text:p>0.06</text:p>
          </table:table-cell>
          <table:table-cell office:value-type="float" office:value="1.04107527187637" calcext:value-type="float">
            <text:p>1.0410752719</text:p>
          </table:table-cell>
          <table:table-cell office:value-type="float" office:value="0.99789552757111" calcext:value-type="float">
            <text:p>0.9978955276</text:p>
          </table:table-cell>
          <table:table-cell office:value-type="float" office:value="0.959605609754664" calcext:value-type="float">
            <text:p>0.9596056098</text:p>
          </table:table-cell>
          <table:table-cell office:value-type="float" office:value="0.0260232535937189" calcext:value-type="float">
            <text:p>0.0260232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1-H3K4m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3066666666667" calcext:value-type="float">
            <text:p>25.30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-2.3" calcext:value-type="float">
            <text:p>-2.3</text:p>
          </table:table-cell>
          <table:table-cell office:value-type="float" office:value="0.213723188124242" calcext:value-type="float">
            <text:p>0.2137231881</text:p>
          </table:table-cell>
          <table:table-cell office:value-type="float" office:value="0.212298460975787" calcext:value-type="float">
            <text:p>0.212298461</text:p>
          </table:table-cell>
          <table:table-cell office:value-type="float" office:value="0.231204574717276" calcext:value-type="float">
            <text:p>0.2312045747</text:p>
          </table:table-cell>
          <table:table-cell office:value-type="float" office:value="0.00959709794348667" calcext:value-type="float">
            <text:p>0.0095970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CRTISO</text:p>
          </table:table-cell>
          <table:table-cell office:value-type="string" calcext:value-type="string">
            <text:p>ccr1.4-H3K4m3</text:p>
          </table:table-cell>
          <table:table-cell office:value-type="float" office:value="24.42" calcext:value-type="float">
            <text:p>24.42</text:p>
          </table:table-cell>
          <table:table-cell office:value-type="float" office:value="24.1766666666667" calcext:value-type="float">
            <text:p>24.1766666667</text:p>
          </table:table-cell>
          <table:table-cell office:value-type="float" office:value="1.956" calcext:value-type="float">
            <text:p>1.956</text:p>
          </table:table-cell>
          <table:table-cell office:value-type="float" office:value="-1.29" calcext:value-type="float">
            <text:p>-1.29</text:p>
          </table:table-cell>
          <table:table-cell office:value-type="float" office:value="0.420856639358514" calcext:value-type="float">
            <text:p>0.4208566394</text:p>
          </table:table-cell>
          <table:table-cell office:value-type="float" office:value="0.225937311436533" calcext:value-type="float">
            <text:p>0.2259373114</text:p>
          </table:table-cell>
          <table:table-cell office:value-type="float" office:value="0.267913707887002" calcext:value-type="float">
            <text:p>0.2679137079</text:p>
          </table:table-cell>
          <table:table-cell office:value-type="float" office:value="0.0181355225948704" calcext:value-type="float">
            <text:p>0.0181355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ol-H3K4m2</text:p>
          </table:table-cell>
          <table:table-cell office:value-type="float" office:value="22.99" calcext:value-type="float">
            <text:p>22.99</text:p>
          </table:table-cell>
          <table:table-cell office:value-type="float" office:value="23.3" calcext:value-type="float">
            <text:p>23.3</text:p>
          </table:table-cell>
          <table:table-cell office:value-type="float" office:value="1.988" calcext:value-type="float">
            <text:p>1.988</text:p>
          </table:table-cell>
          <table:table-cell office:value-type="float" office:value="0.309999999999999" calcext:value-type="float">
            <text:p>0.31</text:p>
          </table:table-cell>
          <table:table-cell office:value-type="float" office:value="1.23739705429597" calcext:value-type="float">
            <text:p>1.2373970543</text:p>
          </table:table-cell>
          <table:table-cell office:value-type="float" office:value="1.30832526746441" calcext:value-type="float">
            <text:p>1.3083252675</text:p>
          </table:table-cell>
          <table:table-cell office:value-type="float" office:value="1.08663726564315" calcext:value-type="float">
            <text:p>1.0866372656</text:p>
          </table:table-cell>
          <table:table-cell office:value-type="float" office:value="0.137906135997683" calcext:value-type="float">
            <text:p>0.1379061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1-H3K4m2</text:p>
          </table:table-cell>
          <table:table-cell office:value-type="float" office:value="23.36" calcext:value-type="float">
            <text:p>23.36</text:p>
          </table:table-cell>
          <table:table-cell office:value-type="float" office:value="23.2566666666667" calcext:value-type="float">
            <text:p>23.2566666667</text:p>
          </table:table-cell>
          <table:table-cell office:value-type="float" office:value="1.988" calcext:value-type="float">
            <text:p>1.988</text:p>
          </table:table-cell>
          <table:table-cell office:value-type="float" office:value="-0.0600000000000023" calcext:value-type="float">
            <text:p>-0.06</text:p>
          </table:table-cell>
          <table:table-cell office:value-type="float" office:value="0.959610557119095" calcext:value-type="float">
            <text:p>0.9596105571</text:p>
          </table:table-cell>
          <table:table-cell office:value-type="float" office:value="1.23180174269242" calcext:value-type="float">
            <text:p>1.2318017427</text:p>
          </table:table-cell>
          <table:table-cell office:value-type="float" office:value="1.32422598962583" calcext:value-type="float">
            <text:p>1.3242259896</text:p>
          </table:table-cell>
          <table:table-cell office:value-type="float" office:value="0.0393298970204951" calcext:value-type="float">
            <text:p>0.039329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4-H3K4m2</text:p>
          </table:table-cell>
          <table:table-cell office:value-type="float" office:value="23.13" calcext:value-type="float">
            <text:p>23.13</text:p>
          </table:table-cell>
          <table:table-cell office:value-type="float" office:value="23.0633333333333" calcext:value-type="float">
            <text:p>23.0633333333</text:p>
          </table:table-cell>
          <table:table-cell office:value-type="float" office:value="1.988" calcext:value-type="float">
            <text:p>1.988</text:p>
          </table:table-cell>
          <table:table-cell office:value-type="float" office:value="0.169999999999998" calcext:value-type="float">
            <text:p>0.17</text:p>
          </table:table-cell>
          <table:table-cell office:value-type="float" office:value="1.12390805710812" calcext:value-type="float">
            <text:p>1.1239080571</text:p>
          </table:table-cell>
          <table:table-cell office:value-type="float" office:value="1.16992918072088" calcext:value-type="float">
            <text:p>1.1699291807</text:p>
          </table:table-cell>
          <table:table-cell office:value-type="float" office:value="1.22589927883697" calcext:value-type="float">
            <text:p>1.2258992788</text:p>
          </table:table-cell>
          <table:table-cell office:value-type="float" office:value="0.0305644368093516" calcext:value-type="float">
            <text:p>0.03056443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ol-H3K4m3</text:p>
          </table:table-cell>
          <table:table-cell office:value-type="float" office:value="22.82" calcext:value-type="float">
            <text:p>22.82</text:p>
          </table:table-cell>
          <table:table-cell office:value-type="float" office:value="22.8" calcext:value-type="float">
            <text:p>22.8</text:p>
          </table:table-cell>
          <table:table-cell office:value-type="float" office:value="1.988" calcext:value-type="float">
            <text:p>1.988</text:p>
          </table:table-cell>
          <table:table-cell office:value-type="float" office:value="-0.0199999999999996" calcext:value-type="float">
            <text:p>-0.02</text:p>
          </table:table-cell>
          <table:table-cell office:value-type="float" office:value="0.986351416032272" calcext:value-type="float">
            <text:p>0.986351416</text:p>
          </table:table-cell>
          <table:table-cell office:value-type="float" office:value="0.945441403961157" calcext:value-type="float">
            <text:p>0.945441404</text:p>
          </table:table-cell>
          <table:table-cell office:value-type="float" office:value="0.962963800996341" calcext:value-type="float">
            <text:p>0.962963801</text:p>
          </table:table-cell>
          <table:table-cell office:value-type="float" office:value="0.0537448389210602" calcext:value-type="float">
            <text:p>0.05374483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1-H3K4m3</text:p>
          </table:table-cell>
          <table:table-cell office:value-type="float" office:value="22.52" calcext:value-type="float">
            <text:p>22.52</text:p>
          </table:table-cell>
          <table:table-cell office:value-type="float" office:value="22.8033333333333" calcext:value-type="float">
            <text:p>22.8033333333</text:p>
          </table:table-cell>
          <table:table-cell office:value-type="float" office:value="1.988" calcext:value-type="float">
            <text:p>1.988</text:p>
          </table:table-cell>
          <table:table-cell office:value-type="float" office:value="0.280000000000001" calcext:value-type="float">
            <text:p>0.28</text:p>
          </table:table-cell>
          <table:table-cell office:value-type="float" office:value="1.21215061569987" calcext:value-type="float">
            <text:p>1.2121506157</text:p>
          </table:table-cell>
          <table:table-cell office:value-type="float" office:value="1.20407014532433" calcext:value-type="float">
            <text:p>1.2040701453</text:p>
          </table:table-cell>
          <table:table-cell office:value-type="float" office:value="1.00081178208691" calcext:value-type="float">
            <text:p>1.0008117821</text:p>
          </table:table-cell>
          <table:table-cell office:value-type="float" office:value="0.0830948026702676" calcext:value-type="float">
            <text:p>0.08309480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P1</text:p>
          </table:table-cell>
          <table:table-cell office:value-type="string" calcext:value-type="string">
            <text:p>ccr1.4-H3K4m3</text:p>
          </table:table-cell>
          <table:table-cell office:value-type="float" office:value="22.08" calcext:value-type="float">
            <text:p>22.08</text:p>
          </table:table-cell>
          <table:table-cell office:value-type="float" office:value="22.06" calcext:value-type="float">
            <text:p>22.06</text:p>
          </table:table-cell>
          <table:table-cell office:value-type="float" office:value="1.988" calcext:value-type="float">
            <text:p>1.988</text:p>
          </table:table-cell>
          <table:table-cell office:value-type="float" office:value="0.720000000000002" calcext:value-type="float">
            <text:p>0.72</text:p>
          </table:table-cell>
          <table:table-cell office:value-type="float" office:value="1.64006021549738" calcext:value-type="float">
            <text:p>1.6400602155</text:p>
          </table:table-cell>
          <table:table-cell office:value-type="float" office:value="0.880467981325677" calcext:value-type="float">
            <text:p>0.8804679813</text:p>
          </table:table-cell>
          <table:table-cell office:value-type="float" office:value="0.893202773095396" calcext:value-type="float">
            <text:p>0.8932027731</text:p>
          </table:table-cell>
          <table:table-cell office:value-type="float" office:value="0.0182302450746875" calcext:value-type="float">
            <text:p>0.0182302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ol-H3K4m2</text:p>
          </table:table-cell>
          <table:table-cell office:value-type="float" office:value="29.12" calcext:value-type="float">
            <text:p>29.12</text:p>
          </table:table-cell>
          <table:table-cell office:value-type="float" office:value="29.465" calcext:value-type="float">
            <text:p>29.465</text:p>
          </table:table-cell>
          <table:table-cell office:value-type="float" office:value="1.982" calcext:value-type="float">
            <text:p>1.982</text:p>
          </table:table-cell>
          <table:table-cell office:value-type="float" office:value="0.344999999999999" calcext:value-type="float">
            <text:p>0.345</text:p>
          </table:table-cell>
          <table:table-cell office:value-type="float" office:value="1.26619548126985" calcext:value-type="float">
            <text:p>1.2661954813</text:p>
          </table:table-cell>
          <table:table-cell office:value-type="float" office:value="1.33877443456267" calcext:value-type="float">
            <text:p>1.3387744346</text:p>
          </table:table-cell>
          <table:table-cell office:value-type="float" office:value="1.08690588318101" calcext:value-type="float">
            <text:p>1.0869058832</text:p>
          </table:table-cell>
          <table:table-cell office:value-type="float" office:value="0.178097960649604" calcext:value-type="float">
            <text:p>0.17809796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1-H3K4m2</text:p>
          </table:table-cell>
          <table:table-cell office:value-type="float" office:value="28.78" calcext:value-type="float">
            <text:p>28.78</text:p>
          </table:table-cell>
          <table:table-cell office:value-type="float" office:value="28.91" calcext:value-type="float">
            <text:p>28.91</text:p>
          </table:table-cell>
          <table:table-cell office:value-type="float" office:value="1.982" calcext:value-type="float">
            <text:p>1.982</text:p>
          </table:table-cell>
          <table:table-cell office:value-type="float" office:value="0.684999999999999" calcext:value-type="float">
            <text:p>0.685</text:p>
          </table:table-cell>
          <table:table-cell office:value-type="float" office:value="1.59777639352787" calcext:value-type="float">
            <text:p>1.5977763935</text:p>
          </table:table-cell>
          <table:table-cell office:value-type="float" office:value="2.05098175648372" calcext:value-type="float">
            <text:p>2.0509817565</text:p>
          </table:table-cell>
          <table:table-cell office:value-type="float" office:value="1.91370449481836" calcext:value-type="float">
            <text:p>1.9137044948</text:p>
          </table:table-cell>
          <table:table-cell office:value-type="float" office:value="0.209198817360641" calcext:value-type="float">
            <text:p>0.2091988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4-H3K4m2</text:p>
          </table:table-cell>
          <table:table-cell office:value-type="float" office:value="29.35" calcext:value-type="float">
            <text:p>29.35</text:p>
          </table:table-cell>
          <table:table-cell office:value-type="float" office:value="28.7033333333333" calcext:value-type="float">
            <text:p>28.7033333333</text:p>
          </table:table-cell>
          <table:table-cell office:value-type="float" office:value="1.982" calcext:value-type="float">
            <text:p>1.982</text:p>
          </table:table-cell>
          <table:table-cell office:value-type="float" office:value="0.114999999999998" calcext:value-type="float">
            <text:p>0.115</text:p>
          </table:table-cell>
          <table:table-cell office:value-type="float" office:value="1.08184967704412" calcext:value-type="float">
            <text:p>1.081849677</text:p>
          </table:table-cell>
          <table:table-cell office:value-type="float" office:value="1.12614861893959" calcext:value-type="float">
            <text:p>1.1261486189</text:p>
          </table:table-cell>
          <table:table-cell office:value-type="float" office:value="1.83730250073481" calcext:value-type="float">
            <text:p>1.8373025007</text:p>
          </table:table-cell>
          <table:table-cell office:value-type="float" office:value="0.300530391925309" calcext:value-type="float">
            <text:p>0.30053039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ol-H3K4m3</text:p>
          </table:table-cell>
          <table:table-cell office:value-type="float" office:value="27.75" calcext:value-type="float">
            <text:p>27.75</text:p>
          </table:table-cell>
          <table:table-cell office:value-type="float" office:value="27.7766666666667" calcext:value-type="float">
            <text:p>27.7766666667</text:p>
          </table:table-cell>
          <table:table-cell office:value-type="float" office:value="1.982" calcext:value-type="float">
            <text:p>1.982</text:p>
          </table:table-cell>
          <table:table-cell office:value-type="float" office:value="0.0266666666666673" calcext:value-type="float">
            <text:p>0.0266666667</text:p>
          </table:table-cell>
          <table:table-cell office:value-type="float" office:value="1.01841025537" calcext:value-type="float">
            <text:p>1.0184102554</text:p>
          </table:table-cell>
          <table:table-cell office:value-type="float" office:value="0.976170567604224" calcext:value-type="float">
            <text:p>0.9761705676</text:p>
          </table:table-cell>
          <table:table-cell office:value-type="float" office:value="0.958840982292361" calcext:value-type="float">
            <text:p>0.9588409823</text:p>
          </table:table-cell>
          <table:table-cell office:value-type="float" office:value="0.0141495471560317" calcext:value-type="float">
            <text:p>0.01414954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1-H3K4m3</text:p>
          </table:table-cell>
          <table:table-cell office:value-type="float" office:value="27.5" calcext:value-type="float">
            <text:p>27.5</text:p>
          </table:table-cell>
          <table:table-cell office:value-type="float" office:value="27.79" calcext:value-type="float">
            <text:p>27.79</text:p>
          </table:table-cell>
          <table:table-cell office:value-type="float" office:value="1.982" calcext:value-type="float">
            <text:p>1.982</text:p>
          </table:table-cell>
          <table:table-cell office:value-type="float" office:value="0.276666666666667" calcext:value-type="float">
            <text:p>0.2766666667</text:p>
          </table:table-cell>
          <table:table-cell office:value-type="float" office:value="1.2083664996739" calcext:value-type="float">
            <text:p>1.2083664997</text:p>
          </table:table-cell>
          <table:table-cell office:value-type="float" office:value="1.20031125507233" calcext:value-type="float">
            <text:p>1.2003112551</text:p>
          </table:table-cell>
          <table:table-cell office:value-type="float" office:value="0.99534958031089" calcext:value-type="float">
            <text:p>0.9953495803</text:p>
          </table:table-cell>
          <table:table-cell office:value-type="float" office:value="0.0871735589463436" calcext:value-type="float">
            <text:p>0.08717355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YCH3-P2</text:p>
          </table:table-cell>
          <table:table-cell office:value-type="string" calcext:value-type="string">
            <text:p>ccr1.4-H3K4m3</text:p>
          </table:table-cell>
          <table:table-cell office:value-type="float" office:value="26.68" calcext:value-type="float">
            <text:p>26.68</text:p>
          </table:table-cell>
          <table:table-cell office:value-type="float" office:value="26.75" calcext:value-type="float">
            <text:p>26.75</text:p>
          </table:table-cell>
          <table:table-cell office:value-type="float" office:value="1.982" calcext:value-type="float">
            <text:p>1.982</text:p>
          </table:table-cell>
          <table:table-cell office:value-type="float" office:value="1.09666666666667" calcext:value-type="float">
            <text:p>1.0966666667</text:p>
          </table:table-cell>
          <table:table-cell office:value-type="float" office:value="2.1175012221539" calcext:value-type="float">
            <text:p>2.1175012222</text:p>
          </table:table-cell>
          <table:table-cell office:value-type="float" office:value="1.13678266743339" calcext:value-type="float">
            <text:p>1.1367826674</text:p>
          </table:table-cell>
          <table:table-cell office:value-type="float" office:value="1.08475354400897" calcext:value-type="float">
            <text:p>1.084753544</text:p>
          </table:table-cell>
          <table:table-cell office:value-type="float" office:value="0.0283457984988119" calcext:value-type="float">
            <text:p>0.02834579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2</text:p>
          </table:table-cell>
          <table:table-cell office:value-type="float" office:value="20.87" calcext:value-type="float">
            <text:p>20.87</text:p>
          </table:table-cell>
          <table:table-cell office:value-type="float" office:value="20.88" calcext:value-type="float">
            <text:p>20.88</text:p>
          </table:table-cell>
          <table:table-cell office:value-type="float" office:value="1.885" calcext:value-type="float">
            <text:p>1.885</text:p>
          </table:table-cell>
          <table:table-cell office:value-type="float" office:value="0.00999999999999801" calcext:value-type="float">
            <text:p>0.01</text:p>
          </table:table-cell>
          <table:table-cell office:value-type="float" office:value="1.00635941395933" calcext:value-type="float">
            <text:p>1.006359414</text:p>
          </table:table-cell>
          <table:table-cell office:value-type="float" office:value="1.0640444349391" calcext:value-type="float">
            <text:p>1.0640444349</text:p>
          </table:table-cell>
          <table:table-cell office:value-type="float" office:value="1.05860570945497" calcext:value-type="float">
            <text:p>1.0586057095</text:p>
          </table:table-cell>
          <table:table-cell office:value-type="float" office:value="0.0300220764460584" calcext:value-type="float">
            <text:p>0.0300220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2</text:p>
          </table:table-cell>
          <table:table-cell office:value-type="float" office:value="20.52" calcext:value-type="float">
            <text:p>20.52</text:p>
          </table:table-cell>
          <table:table-cell office:value-type="float" office:value="20.4266666666667" calcext:value-type="float">
            <text:p>20.4266666667</text:p>
          </table:table-cell>
          <table:table-cell office:value-type="float" office:value="1.885" calcext:value-type="float">
            <text:p>1.885</text:p>
          </table:table-cell>
          <table:table-cell office:value-type="float" office:value="0.359999999999999" calcext:value-type="float">
            <text:p>0.36</text:p>
          </table:table-cell>
          <table:table-cell office:value-type="float" office:value="1.25635417595951" calcext:value-type="float">
            <text:p>1.256354176</text:p>
          </table:table-cell>
          <table:table-cell office:value-type="float" office:value="1.61271596264208" calcext:value-type="float">
            <text:p>1.6127159626</text:p>
          </table:table-cell>
          <table:table-cell office:value-type="float" office:value="1.71535490795021" calcext:value-type="float">
            <text:p>1.715354908</text:p>
          </table:table-cell>
          <table:table-cell office:value-type="float" office:value="0.0715366648207568" calcext:value-type="float">
            <text:p>0.0715366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2</text:p>
          </table:table-cell>
          <table:table-cell office:value-type="float" office:value="20.77" calcext:value-type="float">
            <text:p>20.77</text:p>
          </table:table-cell>
          <table:table-cell office:value-type="float" office:value="20.6266666666667" calcext:value-type="float">
            <text:p>20.6266666667</text:p>
          </table:table-cell>
          <table:table-cell office:value-type="float" office:value="1.885" calcext:value-type="float">
            <text:p>1.885</text:p>
          </table:table-cell>
          <table:table-cell office:value-type="float" office:value="0.109999999999999" calcext:value-type="float">
            <text:p>0.11</text:p>
          </table:table-cell>
          <table:table-cell office:value-type="float" office:value="1.07222085222795" calcext:value-type="float">
            <text:p>1.0722208522</text:p>
          </table:table-cell>
          <table:table-cell office:value-type="float" office:value="1.11612551868931" calcext:value-type="float">
            <text:p>1.1161255187</text:p>
          </table:table-cell>
          <table:table-cell office:value-type="float" office:value="1.23198689469684" calcext:value-type="float">
            <text:p>1.2319868947</text:p>
          </table:table-cell>
          <table:table-cell office:value-type="float" office:value="0.0917179695851" calcext:value-type="float">
            <text:p>0.09171796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ol-H3K4m3</text:p>
          </table:table-cell>
          <table:table-cell office:value-type="float" office:value="20.36" calcext:value-type="float">
            <text:p>20.36</text:p>
          </table:table-cell>
          <table:table-cell office:value-type="float" office:value="20.34" calcext:value-type="float">
            <text:p>20.34</text:p>
          </table:table-cell>
          <table:table-cell office:value-type="float" office:value="1.885" calcext:value-type="float">
            <text:p>1.885</text:p>
          </table:table-cell>
          <table:table-cell office:value-type="float" office:value="-0.0199999999999996" calcext:value-type="float">
            <text:p>-0.02</text:p>
          </table:table-cell>
          <table:table-cell office:value-type="float" office:value="0.987401477881565" calcext:value-type="float">
            <text:p>0.9874014779</text:p>
          </table:table-cell>
          <table:table-cell office:value-type="float" office:value="0.946447913337942" calcext:value-type="float">
            <text:p>0.9464479133</text:p>
          </table:table-cell>
          <table:table-cell office:value-type="float" office:value="0.961873088805566" calcext:value-type="float">
            <text:p>0.9618730888</text:p>
          </table:table-cell>
          <table:table-cell office:value-type="float" office:value="0.0466284690304173" calcext:value-type="float">
            <text:p>0.04662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1-H3K4m3</text:p>
          </table:table-cell>
          <table:table-cell office:value-type="float" office:value="20.95" calcext:value-type="float">
            <text:p>20.95</text:p>
          </table:table-cell>
          <table:table-cell office:value-type="float" office:value="20.8" calcext:value-type="float">
            <text:p>20.8</text:p>
          </table:table-cell>
          <table:table-cell office:value-type="float" office:value="1.885" calcext:value-type="float">
            <text:p>1.885</text:p>
          </table:table-cell>
          <table:table-cell office:value-type="float" office:value="-0.609999999999999" calcext:value-type="float">
            <text:p>-0.61</text:p>
          </table:table-cell>
          <table:table-cell office:value-type="float" office:value="0.67929758987226" calcext:value-type="float">
            <text:p>0.6792975899</text:p>
          </table:table-cell>
          <table:table-cell office:value-type="float" office:value="0.674769238378606" calcext:value-type="float">
            <text:p>0.6747692384</text:p>
          </table:table-cell>
          <table:table-cell office:value-type="float" office:value="0.752832418288921" calcext:value-type="float">
            <text:p>0.7528324183</text:p>
          </table:table-cell>
          <table:table-cell office:value-type="float" office:value="0.0760093159152715" calcext:value-type="float">
            <text:p>0.076009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-2</text:p>
          </table:table-cell>
          <table:table-cell office:value-type="string" calcext:value-type="string">
            <text:p>TCH3-G1</text:p>
          </table:table-cell>
          <table:table-cell office:value-type="string" calcext:value-type="string">
            <text:p>ccr1.4-H3K4m3</text:p>
          </table:table-cell>
          <table:table-cell office:value-type="float" office:value="19.93" calcext:value-type="float">
            <text:p>19.93</text:p>
          </table:table-cell>
          <table:table-cell office:value-type="float" office:value="19.8266666666667" calcext:value-type="float">
            <text:p>19.8266666667</text:p>
          </table:table-cell>
          <table:table-cell office:value-type="float" office:value="1.885" calcext:value-type="float">
            <text:p>1.885</text:p>
          </table:table-cell>
          <table:table-cell office:value-type="float" office:value="0.41" calcext:value-type="float">
            <text:p>0.41</text:p>
          </table:table-cell>
          <table:table-cell office:value-type="float" office:value="1.29681389545459" calcext:value-type="float">
            <text:p>1.2968138955</text:p>
          </table:table-cell>
          <table:table-cell office:value-type="float" office:value="0.696195848113855" calcext:value-type="float">
            <text:p>0.6961958481</text:p>
          </table:table-cell>
          <table:table-cell office:value-type="float" office:value="0.745045373077996" calcext:value-type="float">
            <text:p>0.7450453731</text:p>
          </table:table-cell>
          <table:table-cell office:value-type="float" office:value="0.0295594047509598" calcext:value-type="float">
            <text:p>0.0295594048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3" table:default-cell-style-name="ce16"/>
        <table:table-row table:style-name="ro3">
          <table:table-cell table:style-name="ce1" office:value-type="string" calcext:value-type="string">
            <text:p>Target</text:p>
          </table:table-cell>
          <table:table-cell office:value-type="string" calcext:value-type="string">
            <text:p>Geno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table:style-name="ce1" office:value-type="string" calcext:value-type="string">
            <text:p>ACT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2" calcext:value-type="float">
            <text:p>25.2</text:p>
          </table:table-cell>
        </table:table-row>
        <table:table-row table:style-name="ro3">
          <table:table-cell table:style-name="ce2" table:formula="of:=[.A2]" office:value-type="string" office:string-value="ACTIN" calcext:value-type="string">
            <text:p>ACT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3" calcext:value-type="float">
            <text:p>25.3</text:p>
          </table:table-cell>
        </table:table-row>
        <table:table-row table:style-name="ro3">
          <table:table-cell table:style-name="ce2" table:formula="of:=[.A3]" office:value-type="string" office:string-value="ACTIN" calcext:value-type="string">
            <text:p>ACT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2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3">
          <table:table-cell table:style-name="ce2" table:formula="of:=[.A4]" office:value-type="string" office:string-value="ACTIN" calcext:value-type="string">
            <text:p>ACTIN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3">
          <table:table-cell table:style-name="ce2" table:formula="of:=[.A5]" office:value-type="string" office:string-value="ACTIN" calcext:value-type="string">
            <text:p>ACTIN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3">
          <table:table-cell table:style-name="ce2" table:formula="of:=[.A6]" office:value-type="string" office:string-value="ACTIN" calcext:value-type="string">
            <text:p>ACTIN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2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3">
          <table:table-cell table:style-name="ce2" table:formula="of:=[.A7]" office:value-type="string" office:string-value="ACTIN" calcext:value-type="string">
            <text:p>ACTIN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3">
          <table:table-cell table:style-name="ce2" table:formula="of:=[.A8]" office:value-type="string" office:string-value="ACTIN" calcext:value-type="string">
            <text:p>ACTIN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3">
          <table:table-cell table:style-name="ce2" table:formula="of:=[.A9]" office:value-type="string" office:string-value="ACTIN" calcext:value-type="string">
            <text:p>ACTIN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2</text:p>
          </table:table-cell>
          <table:table-cell office:value-type="float" office:value="25.36" calcext:value-type="float">
            <text:p>25.36</text:p>
          </table:table-cell>
        </table:table-row>
        <table:table-row table:style-name="ro3">
          <table:table-cell office:value-type="string" calcext:value-type="string">
            <text:p>SAM-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73" calcext:value-type="float">
            <text:p>23.73</text:p>
          </table:table-cell>
        </table:table-row>
        <table:table-row table:style-name="ro3">
          <table:table-cell table:formula="of:=[.A11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2.88" calcext:value-type="float">
            <text:p>22.88</text:p>
          </table:table-cell>
        </table:table-row>
        <table:table-row table:style-name="ro3">
          <table:table-cell table:formula="of:=[.A12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2.31" calcext:value-type="float">
            <text:p>22.31</text:p>
          </table:table-cell>
        </table:table-row>
        <table:table-row table:style-name="ro3">
          <table:table-cell table:formula="of:=[.A13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63" calcext:value-type="float">
            <text:p>23.63</text:p>
          </table:table-cell>
        </table:table-row>
        <table:table-row table:style-name="ro3">
          <table:table-cell table:formula="of:=[.A14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32" calcext:value-type="float">
            <text:p>23.32</text:p>
          </table:table-cell>
        </table:table-row>
        <table:table-row table:style-name="ro3">
          <table:table-cell table:formula="of:=[.A15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38" calcext:value-type="float">
            <text:p>23.38</text:p>
          </table:table-cell>
        </table:table-row>
        <table:table-row table:style-name="ro3">
          <table:table-cell table:formula="of:=[.A16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2.9" calcext:value-type="float">
            <text:p>22.9</text:p>
          </table:table-cell>
        </table:table-row>
        <table:table-row table:style-name="ro3">
          <table:table-cell table:formula="of:=[.A17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34" calcext:value-type="float">
            <text:p>23.34</text:p>
          </table:table-cell>
        </table:table-row>
        <table:table-row table:style-name="ro3">
          <table:table-cell table:formula="of:=[.A18]" office:value-type="string" office:string-value="SAM-1" calcext:value-type="string">
            <text:p>SAM-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2</text:p>
          </table:table-cell>
          <table:table-cell table:style-name="ce17" office:value-type="float" office:value="23.14" calcext:value-type="float">
            <text:p>23.14</text:p>
          </table:table-cell>
        </table:table-row>
        <table:table-row table:style-name="ro3">
          <table:table-cell table:style-name="ce4" office:value-type="string" calcext:value-type="string">
            <text:p>CRTISO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4.11" calcext:value-type="float">
            <text:p>24.11</text:p>
          </table:table-cell>
        </table:table-row>
        <table:table-row table:style-name="ro3">
          <table:table-cell table:style-name="ce5" table:formula="of:=[.A20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4.13" calcext:value-type="float">
            <text:p>24.13</text:p>
          </table:table-cell>
        </table:table-row>
        <table:table-row table:style-name="ro3">
          <table:table-cell table:style-name="ce5" table:formula="of:=[.A21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4.2" calcext:value-type="float">
            <text:p>24.2</text:p>
          </table:table-cell>
        </table:table-row>
        <table:table-row table:style-name="ro3">
          <table:table-cell table:style-name="ce5" table:formula="of:=[.A22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77" calcext:value-type="float">
            <text:p>22.77</text:p>
          </table:table-cell>
        </table:table-row>
        <table:table-row table:style-name="ro3">
          <table:table-cell table:style-name="ce5" table:formula="of:=[.A23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3.06" calcext:value-type="float">
            <text:p>23.06</text:p>
          </table:table-cell>
        </table:table-row>
        <table:table-row table:style-name="ro3">
          <table:table-cell table:style-name="ce5" table:formula="of:=[.A24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3.09" calcext:value-type="float">
            <text:p>23.09</text:p>
          </table:table-cell>
        </table:table-row>
        <table:table-row table:style-name="ro3">
          <table:table-cell table:style-name="ce5" table:formula="of:=[.A25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68" calcext:value-type="float">
            <text:p>22.68</text:p>
          </table:table-cell>
        </table:table-row>
        <table:table-row table:style-name="ro3">
          <table:table-cell table:style-name="ce5" table:formula="of:=[.A26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7" calcext:value-type="float">
            <text:p>22.7</text:p>
          </table:table-cell>
        </table:table-row>
        <table:table-row table:style-name="ro3">
          <table:table-cell table:style-name="ce5" table:formula="of:=[.A27]" office:value-type="string" office:string-value="CRTISO" calcext:value-type="string">
            <text:p>CRTISO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2</text:p>
          </table:table-cell>
          <table:table-cell table:style-name="ce18" office:value-type="float" office:value="22.56" calcext:value-type="float">
            <text:p>22.56</text:p>
          </table:table-cell>
        </table:table-row>
        <table:table-row table:style-name="ro3">
          <table:table-cell table:style-name="ce6" office:value-type="string" calcext:value-type="string">
            <text:p>DRP2-Ch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61" calcext:value-type="float">
            <text:p>23.61</text:p>
          </table:table-cell>
        </table:table-row>
        <table:table-row table:style-name="ro3">
          <table:table-cell table:style-name="ce7" table:formula="of:=[.A29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75" calcext:value-type="float">
            <text:p>23.75</text:p>
          </table:table-cell>
        </table:table-row>
        <table:table-row table:style-name="ro3">
          <table:table-cell table:style-name="ce7" table:formula="of:=[.A30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64" calcext:value-type="float">
            <text:p>23.64</text:p>
          </table:table-cell>
        </table:table-row>
        <table:table-row table:style-name="ro3">
          <table:table-cell table:style-name="ce7" table:formula="of:=[.A31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66" calcext:value-type="float">
            <text:p>22.66</text:p>
          </table:table-cell>
        </table:table-row>
        <table:table-row table:style-name="ro3">
          <table:table-cell table:style-name="ce7" table:formula="of:=[.A32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76" calcext:value-type="float">
            <text:p>22.76</text:p>
          </table:table-cell>
        </table:table-row>
        <table:table-row table:style-name="ro3">
          <table:table-cell table:style-name="ce7" table:formula="of:=[.A33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3.57" calcext:value-type="float">
            <text:p>23.57</text:p>
          </table:table-cell>
        </table:table-row>
        <table:table-row table:style-name="ro3">
          <table:table-cell table:style-name="ce7" table:formula="of:=[.A34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5" calcext:value-type="float">
            <text:p>22.5</text:p>
          </table:table-cell>
        </table:table-row>
        <table:table-row table:style-name="ro3">
          <table:table-cell table:style-name="ce7" table:formula="of:=[.A35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62" calcext:value-type="float">
            <text:p>22.62</text:p>
          </table:table-cell>
        </table:table-row>
        <table:table-row table:style-name="ro3">
          <table:table-cell table:style-name="ce7" table:formula="of:=[.A36]" office:value-type="string" office:string-value="DRP2-Ch1" calcext:value-type="string">
            <text:p>DRP2-Ch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2</text:p>
          </table:table-cell>
          <table:table-cell table:style-name="ce19" office:value-type="float" office:value="22.54" calcext:value-type="float">
            <text:p>22.54</text:p>
          </table:table-cell>
        </table:table-row>
        <table:table-row table:style-name="ro3">
          <table:table-cell table:style-name="ce8" office:value-type="string" calcext:value-type="string">
            <text:p>DRP2-Ch2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2.2" calcext:value-type="float">
            <text:p>22.2</text:p>
          </table:table-cell>
        </table:table-row>
        <table:table-row table:style-name="ro3">
          <table:table-cell table:style-name="ce9" table:formula="of:=[.A38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2.29" calcext:value-type="float">
            <text:p>22.29</text:p>
          </table:table-cell>
        </table:table-row>
        <table:table-row table:style-name="ro3">
          <table:table-cell table:style-name="ce9" table:formula="of:=[.A39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2.02" calcext:value-type="float">
            <text:p>22.02</text:p>
          </table:table-cell>
        </table:table-row>
        <table:table-row table:style-name="ro3">
          <table:table-cell table:style-name="ce9" table:formula="of:=[.A40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8" calcext:value-type="float">
            <text:p>21.8</text:p>
          </table:table-cell>
        </table:table-row>
        <table:table-row table:style-name="ro3">
          <table:table-cell table:style-name="ce9" table:formula="of:=[.A41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85" calcext:value-type="float">
            <text:p>21.85</text:p>
          </table:table-cell>
        </table:table-row>
        <table:table-row table:style-name="ro3">
          <table:table-cell table:style-name="ce9" table:formula="of:=[.A42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99" calcext:value-type="float">
            <text:p>21.99</text:p>
          </table:table-cell>
        </table:table-row>
        <table:table-row table:style-name="ro3">
          <table:table-cell table:style-name="ce9" table:formula="of:=[.A43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33" calcext:value-type="float">
            <text:p>21.33</text:p>
          </table:table-cell>
        </table:table-row>
        <table:table-row table:style-name="ro3">
          <table:table-cell table:style-name="ce9" table:formula="of:=[.A44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28" calcext:value-type="float">
            <text:p>21.28</text:p>
          </table:table-cell>
        </table:table-row>
        <table:table-row table:style-name="ro3">
          <table:table-cell table:style-name="ce9" table:formula="of:=[.A45]" office:value-type="string" office:string-value="DRP2-Ch2" calcext:value-type="string">
            <text:p>DRP2-Ch2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2</text:p>
          </table:table-cell>
          <table:table-cell table:style-name="ce20" office:value-type="float" office:value="21.23" calcext:value-type="float">
            <text:p>21.23</text:p>
          </table:table-cell>
        </table:table-row>
        <table:table-row table:style-name="ro3">
          <table:table-cell table:style-name="ce10" office:value-type="string" calcext:value-type="string">
            <text:p>TCH3-P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2.99" calcext:value-type="float">
            <text:p>22.99</text:p>
          </table:table-cell>
        </table:table-row>
        <table:table-row table:style-name="ro3">
          <table:table-cell table:style-name="ce11" table:formula="of:=[.A47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79" calcext:value-type="float">
            <text:p>23.79</text:p>
          </table:table-cell>
        </table:table-row>
        <table:table-row table:style-name="ro3">
          <table:table-cell table:style-name="ce11" table:formula="of:=[.A48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12" calcext:value-type="float">
            <text:p>23.12</text:p>
          </table:table-cell>
        </table:table-row>
        <table:table-row table:style-name="ro3">
          <table:table-cell table:style-name="ce11" table:formula="of:=[.A49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36" calcext:value-type="float">
            <text:p>23.36</text:p>
          </table:table-cell>
        </table:table-row>
        <table:table-row table:style-name="ro3">
          <table:table-cell table:style-name="ce11" table:formula="of:=[.A50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18" calcext:value-type="float">
            <text:p>23.18</text:p>
          </table:table-cell>
        </table:table-row>
        <table:table-row table:style-name="ro3">
          <table:table-cell table:style-name="ce11" table:formula="of:=[.A51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23" calcext:value-type="float">
            <text:p>23.23</text:p>
          </table:table-cell>
        </table:table-row>
        <table:table-row table:style-name="ro3">
          <table:table-cell table:style-name="ce11" table:formula="of:=[.A52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13" calcext:value-type="float">
            <text:p>23.13</text:p>
          </table:table-cell>
        </table:table-row>
        <table:table-row table:style-name="ro3">
          <table:table-cell table:style-name="ce11" table:formula="of:=[.A53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3.08" calcext:value-type="float">
            <text:p>23.08</text:p>
          </table:table-cell>
        </table:table-row>
        <table:table-row table:style-name="ro3">
          <table:table-cell table:style-name="ce11" table:formula="of:=[.A54]" office:value-type="string" office:string-value="TCH3-P1" calcext:value-type="string">
            <text:p>TCH3-P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2</text:p>
          </table:table-cell>
          <table:table-cell table:style-name="ce11" office:value-type="float" office:value="22.98" calcext:value-type="float">
            <text:p>22.98</text:p>
          </table:table-cell>
        </table:table-row>
        <table:table-row table:style-name="ro3">
          <table:table-cell table:style-name="ce12" office:value-type="string" calcext:value-type="string">
            <text:p>YCH3-P2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12" calcext:value-type="float">
            <text:p>29.12</text:p>
          </table:table-cell>
        </table:table-row>
        <table:table-row table:style-name="ro3">
          <table:table-cell table:style-name="ce13" table:formula="of:=[.A56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2</text:p>
          </table:table-cell>
          <table:table-cell table:style-name="ce13"/>
        </table:table-row>
        <table:table-row table:style-name="ro3">
          <table:table-cell table:style-name="ce13" table:formula="of:=[.A57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81" calcext:value-type="float">
            <text:p>29.81</text:p>
          </table:table-cell>
        </table:table-row>
        <table:table-row table:style-name="ro3">
          <table:table-cell table:style-name="ce13" table:formula="of:=[.A58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78" calcext:value-type="float">
            <text:p>28.78</text:p>
          </table:table-cell>
        </table:table-row>
        <table:table-row table:style-name="ro3">
          <table:table-cell table:style-name="ce13" table:formula="of:=[.A59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63" calcext:value-type="float">
            <text:p>28.63</text:p>
          </table:table-cell>
        </table:table-row>
        <table:table-row table:style-name="ro3">
          <table:table-cell table:style-name="ce13" table:formula="of:=[.A60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32" calcext:value-type="float">
            <text:p>29.32</text:p>
          </table:table-cell>
        </table:table-row>
        <table:table-row table:style-name="ro3">
          <table:table-cell table:style-name="ce13" table:formula="of:=[.A61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9.35" calcext:value-type="float">
            <text:p>29.35</text:p>
          </table:table-cell>
        </table:table-row>
        <table:table-row table:style-name="ro3">
          <table:table-cell table:style-name="ce13" table:formula="of:=[.A62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27" calcext:value-type="float">
            <text:p>28.27</text:p>
          </table:table-cell>
        </table:table-row>
        <table:table-row table:style-name="ro3">
          <table:table-cell table:style-name="ce13" table:formula="of:=[.A63]" office:value-type="string" office:string-value="YCH3-P2" calcext:value-type="string">
            <text:p>YCH3-P2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2</text:p>
          </table:table-cell>
          <table:table-cell table:style-name="ce13" office:value-type="float" office:value="28.49" calcext:value-type="float">
            <text:p>28.49</text:p>
          </table:table-cell>
        </table:table-row>
        <table:table-row table:style-name="ro3">
          <table:table-cell table:style-name="ce14" office:value-type="string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87" calcext:value-type="float">
            <text:p>20.87</text:p>
          </table:table-cell>
        </table:table-row>
        <table:table-row table:style-name="ro3">
          <table:table-cell table:style-name="ce15" table:formula="of:=[.A65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98" calcext:value-type="float">
            <text:p>20.98</text:p>
          </table:table-cell>
        </table:table-row>
        <table:table-row table:style-name="ro3">
          <table:table-cell table:style-name="ce15" table:formula="of:=[.A66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79" calcext:value-type="float">
            <text:p>20.79</text:p>
          </table:table-cell>
        </table:table-row>
        <table:table-row table:style-name="ro3">
          <table:table-cell table:style-name="ce15" table:formula="of:=[.A67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52" calcext:value-type="float">
            <text:p>20.52</text:p>
          </table:table-cell>
        </table:table-row>
        <table:table-row table:style-name="ro3">
          <table:table-cell table:style-name="ce15" table:formula="of:=[.A68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49" calcext:value-type="float">
            <text:p>20.49</text:p>
          </table:table-cell>
        </table:table-row>
        <table:table-row table:style-name="ro3">
          <table:table-cell table:style-name="ce15" table:formula="of:=[.A69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27" calcext:value-type="float">
            <text:p>20.27</text:p>
          </table:table-cell>
        </table:table-row>
        <table:table-row table:style-name="ro3">
          <table:table-cell table:style-name="ce15" table:formula="of:=[.A70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77" calcext:value-type="float">
            <text:p>20.77</text:p>
          </table:table-cell>
        </table:table-row>
        <table:table-row table:style-name="ro3">
          <table:table-cell table:style-name="ce15" table:formula="of:=[.A71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76" calcext:value-type="float">
            <text:p>20.76</text:p>
          </table:table-cell>
        </table:table-row>
        <table:table-row table:style-name="ro3">
          <table:table-cell table:style-name="ce15" table:formula="of:=[.A72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2</text:p>
          </table:table-cell>
          <table:table-cell table:style-name="ce15" office:value-type="float" office:value="20.35" calcext:value-type="float">
            <text:p>20.35</text:p>
          </table:table-cell>
        </table:table-row>
        <table:table-row table:style-name="ro3">
          <table:table-cell table:style-name="ce2" table:formula="of:=[.A73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3">
          <table:table-cell table:style-name="ce2" table:formula="of:=[.A74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38" calcext:value-type="float">
            <text:p>22.38</text:p>
          </table:table-cell>
        </table:table-row>
        <table:table-row table:style-name="ro3">
          <table:table-cell table:style-name="ce2" table:formula="of:=[.A75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3K4m3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3">
          <table:table-cell table:style-name="ce2" table:formula="of:=[.A76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3">
          <table:table-cell table:style-name="ce2" table:formula="of:=[.A77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39" calcext:value-type="float">
            <text:p>22.39</text:p>
          </table:table-cell>
        </table:table-row>
        <table:table-row table:style-name="ro3">
          <table:table-cell table:style-name="ce2" table:formula="of:=[.A78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H3K4m3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3">
          <table:table-cell table:style-name="ce2" table:formula="of:=[.A79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3">
          <table:table-cell table:style-name="ce2" table:formula="of:=[.A80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3">
          <table:table-cell table:style-name="ce2" table:formula="of:=[.A81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H3K4m3</text:p>
          </table:table-cell>
          <table:table-cell office:value-type="float" office:value="21.23" calcext:value-type="float">
            <text:p>21.23</text:p>
          </table:table-cell>
        </table:table-row>
        <table:table-row table:style-name="ro3">
          <table:table-cell table:formula="of:=[.A82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42" calcext:value-type="float">
            <text:p>20.42</text:p>
          </table:table-cell>
        </table:table-row>
        <table:table-row table:style-name="ro3">
          <table:table-cell table:formula="of:=[.A83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58" calcext:value-type="float">
            <text:p>20.58</text:p>
          </table:table-cell>
        </table:table-row>
        <table:table-row table:style-name="ro3">
          <table:table-cell table:formula="of:=[.A84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1.62" calcext:value-type="float">
            <text:p>21.62</text:p>
          </table:table-cell>
        </table:table-row>
        <table:table-row table:style-name="ro3">
          <table:table-cell table:formula="of:=[.A85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68" calcext:value-type="float">
            <text:p>20.68</text:p>
          </table:table-cell>
        </table:table-row>
        <table:table-row table:style-name="ro3">
          <table:table-cell table:formula="of:=[.A86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81" calcext:value-type="float">
            <text:p>20.81</text:p>
          </table:table-cell>
        </table:table-row>
        <table:table-row table:style-name="ro3">
          <table:table-cell table:formula="of:=[.A87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20.85" calcext:value-type="float">
            <text:p>20.85</text:p>
          </table:table-cell>
        </table:table-row>
        <table:table-row table:style-name="ro3">
          <table:table-cell table:formula="of:=[.A88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19.74" calcext:value-type="float">
            <text:p>19.74</text:p>
          </table:table-cell>
        </table:table-row>
        <table:table-row table:style-name="ro3">
          <table:table-cell table:formula="of:=[.A89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19.86" calcext:value-type="float">
            <text:p>19.86</text:p>
          </table:table-cell>
        </table:table-row>
        <table:table-row table:style-name="ro3">
          <table:table-cell table:formula="of:=[.A90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H3K4m3</text:p>
          </table:table-cell>
          <table:table-cell table:style-name="ce17" office:value-type="float" office:value="19.98" calcext:value-type="float">
            <text:p>19.98</text:p>
          </table:table-cell>
        </table:table-row>
        <table:table-row table:style-name="ro3">
          <table:table-cell table:style-name="ce5" table:formula="of:=[.A91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07" calcext:value-type="float">
            <text:p>23.07</text:p>
          </table:table-cell>
        </table:table-row>
        <table:table-row table:style-name="ro3">
          <table:table-cell table:style-name="ce5" table:formula="of:=[.A92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09" calcext:value-type="float">
            <text:p>23.09</text:p>
          </table:table-cell>
        </table:table-row>
        <table:table-row table:style-name="ro3">
          <table:table-cell table:style-name="ce5" table:formula="of:=[.A93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23" calcext:value-type="float">
            <text:p>23.23</text:p>
          </table:table-cell>
        </table:table-row>
        <table:table-row table:style-name="ro3">
          <table:table-cell table:style-name="ce5" table:formula="of:=[.A94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5.43" calcext:value-type="float">
            <text:p>25.43</text:p>
          </table:table-cell>
        </table:table-row>
        <table:table-row table:style-name="ro3">
          <table:table-cell table:style-name="ce5" table:formula="of:=[.A95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5.17" calcext:value-type="float">
            <text:p>25.17</text:p>
          </table:table-cell>
        </table:table-row>
        <table:table-row table:style-name="ro3">
          <table:table-cell table:style-name="ce5" table:formula="of:=[.A96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5.32" calcext:value-type="float">
            <text:p>25.32</text:p>
          </table:table-cell>
        </table:table-row>
        <table:table-row table:style-name="ro3">
          <table:table-cell table:style-name="ce5" table:formula="of:=[.A97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4.42" calcext:value-type="float">
            <text:p>24.42</text:p>
          </table:table-cell>
        </table:table-row>
        <table:table-row table:style-name="ro3">
          <table:table-cell table:style-name="ce5" table:formula="of:=[.A98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4.12" calcext:value-type="float">
            <text:p>24.12</text:p>
          </table:table-cell>
        </table:table-row>
        <table:table-row table:style-name="ro3">
          <table:table-cell table:style-name="ce5" table:formula="of:=[.A99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H3K4m3</text:p>
          </table:table-cell>
          <table:table-cell table:style-name="ce18" office:value-type="float" office:value="23.99" calcext:value-type="float">
            <text:p>23.99</text:p>
          </table:table-cell>
        </table:table-row>
        <table:table-row table:style-name="ro3">
          <table:table-cell table:style-name="ce7" table:formula="of:=[.A100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1.61" calcext:value-type="float">
            <text:p>21.61</text:p>
          </table:table-cell>
        </table:table-row>
        <table:table-row table:style-name="ro3">
          <table:table-cell table:style-name="ce7" table:formula="of:=[.A101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1.68" calcext:value-type="float">
            <text:p>21.68</text:p>
          </table:table-cell>
        </table:table-row>
        <table:table-row table:style-name="ro3">
          <table:table-cell table:style-name="ce7" table:formula="of:=[.A102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1.74" calcext:value-type="float">
            <text:p>21.74</text:p>
          </table:table-cell>
        </table:table-row>
        <table:table-row table:style-name="ro3">
          <table:table-cell table:style-name="ce7" table:formula="of:=[.A103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3.34" calcext:value-type="float">
            <text:p>23.34</text:p>
          </table:table-cell>
        </table:table-row>
        <table:table-row table:style-name="ro3">
          <table:table-cell table:style-name="ce7" table:formula="of:=[.A104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3.45" calcext:value-type="float">
            <text:p>23.45</text:p>
          </table:table-cell>
        </table:table-row>
        <table:table-row table:style-name="ro3">
          <table:table-cell table:style-name="ce7" table:formula="of:=[.A105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2.92" calcext:value-type="float">
            <text:p>22.92</text:p>
          </table:table-cell>
        </table:table-row>
        <table:table-row table:style-name="ro3">
          <table:table-cell table:style-name="ce7" table:formula="of:=[.A106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3" calcext:value-type="float">
            <text:p>23</text:p>
          </table:table-cell>
        </table:table-row>
        <table:table-row table:style-name="ro3">
          <table:table-cell table:style-name="ce7" table:formula="of:=[.A107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2.61" calcext:value-type="float">
            <text:p>22.61</text:p>
          </table:table-cell>
        </table:table-row>
        <table:table-row table:style-name="ro3">
          <table:table-cell table:style-name="ce7" table:formula="of:=[.A108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H3K4m3</text:p>
          </table:table-cell>
          <table:table-cell table:style-name="ce19" office:value-type="float" office:value="22.92" calcext:value-type="float">
            <text:p>22.92</text:p>
          </table:table-cell>
        </table:table-row>
        <table:table-row table:style-name="ro3">
          <table:table-cell table:style-name="ce9" table:formula="of:=[.A109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0.92" calcext:value-type="float">
            <text:p>20.92</text:p>
          </table:table-cell>
        </table:table-row>
        <table:table-row table:style-name="ro3">
          <table:table-cell table:style-name="ce9" table:formula="of:=[.A110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0.85" calcext:value-type="float">
            <text:p>20.85</text:p>
          </table:table-cell>
        </table:table-row>
        <table:table-row table:style-name="ro3">
          <table:table-cell table:style-name="ce9" table:formula="of:=[.A111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0.83" calcext:value-type="float">
            <text:p>20.83</text:p>
          </table:table-cell>
        </table:table-row>
        <table:table-row table:style-name="ro3">
          <table:table-cell table:style-name="ce9" table:formula="of:=[.A112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48" calcext:value-type="float">
            <text:p>22.48</text:p>
          </table:table-cell>
        </table:table-row>
        <table:table-row table:style-name="ro3">
          <table:table-cell table:style-name="ce9" table:formula="of:=[.A113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37" calcext:value-type="float">
            <text:p>22.37</text:p>
          </table:table-cell>
        </table:table-row>
        <table:table-row table:style-name="ro3">
          <table:table-cell table:style-name="ce9" table:formula="of:=[.A114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29" calcext:value-type="float">
            <text:p>22.29</text:p>
          </table:table-cell>
        </table:table-row>
        <table:table-row table:style-name="ro3">
          <table:table-cell table:style-name="ce9" table:formula="of:=[.A115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17" calcext:value-type="float">
            <text:p>22.17</text:p>
          </table:table-cell>
        </table:table-row>
        <table:table-row table:style-name="ro3">
          <table:table-cell table:style-name="ce9" table:formula="of:=[.A116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15" calcext:value-type="float">
            <text:p>22.15</text:p>
          </table:table-cell>
        </table:table-row>
        <table:table-row table:style-name="ro3">
          <table:table-cell table:style-name="ce9" table:formula="of:=[.A117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H3K4m3</text:p>
          </table:table-cell>
          <table:table-cell table:style-name="ce20" office:value-type="float" office:value="22.2" calcext:value-type="float">
            <text:p>22.2</text:p>
          </table:table-cell>
        </table:table-row>
        <table:table-row table:style-name="ro3">
          <table:table-cell table:style-name="ce11" table:formula="of:=[.A118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82" calcext:value-type="float">
            <text:p>22.82</text:p>
          </table:table-cell>
        </table:table-row>
        <table:table-row table:style-name="ro3">
          <table:table-cell table:style-name="ce11" table:formula="of:=[.A119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62" calcext:value-type="float">
            <text:p>22.62</text:p>
          </table:table-cell>
        </table:table-row>
        <table:table-row table:style-name="ro3">
          <table:table-cell table:style-name="ce11" table:formula="of:=[.A120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96" calcext:value-type="float">
            <text:p>22.96</text:p>
          </table:table-cell>
        </table:table-row>
        <table:table-row table:style-name="ro3">
          <table:table-cell table:style-name="ce11" table:formula="of:=[.A121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52" calcext:value-type="float">
            <text:p>22.52</text:p>
          </table:table-cell>
        </table:table-row>
        <table:table-row table:style-name="ro3">
          <table:table-cell table:style-name="ce11" table:formula="of:=[.A122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93" calcext:value-type="float">
            <text:p>22.93</text:p>
          </table:table-cell>
        </table:table-row>
        <table:table-row table:style-name="ro3">
          <table:table-cell table:style-name="ce11" table:formula="of:=[.A123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96" calcext:value-type="float">
            <text:p>22.96</text:p>
          </table:table-cell>
        </table:table-row>
        <table:table-row table:style-name="ro3">
          <table:table-cell table:style-name="ce11" table:formula="of:=[.A124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08" calcext:value-type="float">
            <text:p>22.08</text:p>
          </table:table-cell>
        </table:table-row>
        <table:table-row table:style-name="ro3">
          <table:table-cell table:style-name="ce11" table:formula="of:=[.A125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2.11" calcext:value-type="float">
            <text:p>22.11</text:p>
          </table:table-cell>
        </table:table-row>
        <table:table-row table:style-name="ro3">
          <table:table-cell table:style-name="ce11" table:formula="of:=[.A126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H3K4m3</text:p>
          </table:table-cell>
          <table:table-cell table:style-name="ce11" office:value-type="float" office:value="21.99" calcext:value-type="float">
            <text:p>21.99</text:p>
          </table:table-cell>
        </table:table-row>
        <table:table-row table:style-name="ro3">
          <table:table-cell table:style-name="ce13" table:formula="of:=[.A127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75" calcext:value-type="float">
            <text:p>27.75</text:p>
          </table:table-cell>
        </table:table-row>
        <table:table-row table:style-name="ro3">
          <table:table-cell table:style-name="ce13" table:formula="of:=[.A128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83" calcext:value-type="float">
            <text:p>27.83</text:p>
          </table:table-cell>
        </table:table-row>
        <table:table-row table:style-name="ro3">
          <table:table-cell table:style-name="ce13" table:formula="of:=[.A129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75" calcext:value-type="float">
            <text:p>27.75</text:p>
          </table:table-cell>
        </table:table-row>
        <table:table-row table:style-name="ro3">
          <table:table-cell table:style-name="ce13" table:formula="of:=[.A130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5" calcext:value-type="float">
            <text:p>27.5</text:p>
          </table:table-cell>
        </table:table-row>
        <table:table-row table:style-name="ro3">
          <table:table-cell table:style-name="ce13" table:formula="of:=[.A131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7.85" calcext:value-type="float">
            <text:p>27.85</text:p>
          </table:table-cell>
        </table:table-row>
        <table:table-row table:style-name="ro3">
          <table:table-cell table:style-name="ce13" table:formula="of:=[.A132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8.02" calcext:value-type="float">
            <text:p>28.02</text:p>
          </table:table-cell>
        </table:table-row>
        <table:table-row table:style-name="ro3">
          <table:table-cell table:style-name="ce13" table:formula="of:=[.A133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6.68" calcext:value-type="float">
            <text:p>26.68</text:p>
          </table:table-cell>
        </table:table-row>
        <table:table-row table:style-name="ro3">
          <table:table-cell table:style-name="ce13" table:formula="of:=[.A134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6.73" calcext:value-type="float">
            <text:p>26.73</text:p>
          </table:table-cell>
        </table:table-row>
        <table:table-row table:style-name="ro3">
          <table:table-cell table:style-name="ce13" table:formula="of:=[.A135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H3K4m3</text:p>
          </table:table-cell>
          <table:table-cell table:style-name="ce13" office:value-type="float" office:value="26.84" calcext:value-type="float">
            <text:p>26.84</text:p>
          </table:table-cell>
        </table:table-row>
        <table:table-row table:style-name="ro3">
          <table:table-cell table:style-name="ce15" table:formula="of:=[.A136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36" calcext:value-type="float">
            <text:p>20.36</text:p>
          </table:table-cell>
        </table:table-row>
        <table:table-row table:style-name="ro3">
          <table:table-cell table:style-name="ce15" table:formula="of:=[.A137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17" calcext:value-type="float">
            <text:p>20.17</text:p>
          </table:table-cell>
        </table:table-row>
        <table:table-row table:style-name="ro3">
          <table:table-cell table:style-name="ce15" table:formula="of:=[.A138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49" calcext:value-type="float">
            <text:p>20.49</text:p>
          </table:table-cell>
        </table:table-row>
        <table:table-row table:style-name="ro3">
          <table:table-cell table:style-name="ce15" table:formula="of:=[.A139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95" calcext:value-type="float">
            <text:p>20.95</text:p>
          </table:table-cell>
        </table:table-row>
        <table:table-row table:style-name="ro3">
          <table:table-cell table:style-name="ce15" table:formula="of:=[.A140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1.02" calcext:value-type="float">
            <text:p>21.02</text:p>
          </table:table-cell>
        </table:table-row>
        <table:table-row table:style-name="ro3">
          <table:table-cell table:style-name="ce15" table:formula="of:=[.A141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20.43" calcext:value-type="float">
            <text:p>20.43</text:p>
          </table:table-cell>
        </table:table-row>
        <table:table-row table:style-name="ro3">
          <table:table-cell table:style-name="ce15" table:formula="of:=[.A142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19.93" calcext:value-type="float">
            <text:p>19.93</text:p>
          </table:table-cell>
        </table:table-row>
        <table:table-row table:style-name="ro3">
          <table:table-cell table:style-name="ce15" table:formula="of:=[.A143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19.87" calcext:value-type="float">
            <text:p>19.87</text:p>
          </table:table-cell>
        </table:table-row>
        <table:table-row table:style-name="ro3">
          <table:table-cell table:style-name="ce15" table:formula="of:=[.A144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H3K4m3</text:p>
          </table:table-cell>
          <table:table-cell table:style-name="ce15" office:value-type="float" office:value="19.68" calcext:value-type="float">
            <text:p>19.68</text:p>
          </table:table-cell>
        </table:table-row>
        <table:table-row table:style-name="ro3">
          <table:table-cell table:style-name="ce2" table:formula="of:=[.A145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3">
          <table:table-cell table:style-name="ce2" table:formula="of:=[.A146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3">
          <table:table-cell table:style-name="ce2" table:formula="of:=[.A147]" office:value-type="string" office:string-value="TCH3-G1" calcext:value-type="string">
            <text:p>TCH3-G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table:style-name="ce2" table:formula="of:=[.A148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A</text:p>
          </table:table-cell>
          <table:table-cell office:value-type="float" office:value="31.02" calcext:value-type="float">
            <text:p>31.02</text:p>
          </table:table-cell>
        </table:table-row>
        <table:table-row table:style-name="ro3">
          <table:table-cell table:style-name="ce2" table:formula="of:=[.A149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A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3">
          <table:table-cell table:style-name="ce2" table:formula="of:=[.A150]" office:value-type="string" office:string-value="TCH3-G1" calcext:value-type="string">
            <text:p>TCH3-G1</text:p>
          </table:table-cell>
          <table:table-cell office:value-type="string" calcext:value-type="string">
            <text:p>ccr1.1</text:p>
          </table:table-cell>
          <table:table-cell office:value-type="string" calcext:value-type="string">
            <text:p>NA</text:p>
          </table:table-cell>
          <table:table-cell office:value-type="float" office:value="30.37" calcext:value-type="float">
            <text:p>30.37</text:p>
          </table:table-cell>
        </table:table-row>
        <table:table-row table:style-name="ro3">
          <table:table-cell table:style-name="ce2" table:formula="of:=[.A151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A</text:p>
          </table:table-cell>
          <table:table-cell office:value-type="float" office:value="30.24" calcext:value-type="float">
            <text:p>30.24</text:p>
          </table:table-cell>
        </table:table-row>
        <table:table-row table:style-name="ro3">
          <table:table-cell table:style-name="ce2" table:formula="of:=[.A152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A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3">
          <table:table-cell table:style-name="ce2" table:formula="of:=[.A153]" office:value-type="string" office:string-value="TCH3-G1" calcext:value-type="string">
            <text:p>TCH3-G1</text:p>
          </table:table-cell>
          <table:table-cell office:value-type="string" calcext:value-type="string">
            <text:p>ccr1.4</text:p>
          </table:table-cell>
          <table:table-cell office:value-type="string" calcext:value-type="string">
            <text:p>NA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3">
          <table:table-cell table:formula="of:=[.A154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9.62" calcext:value-type="float">
            <text:p>29.62</text:p>
          </table:table-cell>
        </table:table-row>
        <table:table-row table:style-name="ro3">
          <table:table-cell table:formula="of:=[.A155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0.96" calcext:value-type="float">
            <text:p>30.96</text:p>
          </table:table-cell>
        </table:table-row>
        <table:table-row table:style-name="ro3">
          <table:table-cell table:formula="of:=[.A156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ol</text:p>
          </table:table-cell>
          <table:table-cell table:style-name="ce17" office:value-type="string" calcext:value-type="string">
            <text:p>NA</text:p>
          </table:table-cell>
          <table:table-cell table:style-name="ce17"/>
        </table:table-row>
        <table:table-row table:style-name="ro3">
          <table:table-cell table:formula="of:=[.A157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8.23" calcext:value-type="float">
            <text:p>28.23</text:p>
          </table:table-cell>
        </table:table-row>
        <table:table-row table:style-name="ro3">
          <table:table-cell table:formula="of:=[.A158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9.4" calcext:value-type="float">
            <text:p>29.4</text:p>
          </table:table-cell>
        </table:table-row>
        <table:table-row table:style-name="ro3">
          <table:table-cell table:formula="of:=[.A159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1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8.08" calcext:value-type="float">
            <text:p>28.08</text:p>
          </table:table-cell>
        </table:table-row>
        <table:table-row table:style-name="ro3">
          <table:table-cell table:formula="of:=[.A160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1.37" calcext:value-type="float">
            <text:p>31.37</text:p>
          </table:table-cell>
        </table:table-row>
        <table:table-row table:style-name="ro3">
          <table:table-cell table:formula="of:=[.A161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32.06" calcext:value-type="float">
            <text:p>32.06</text:p>
          </table:table-cell>
        </table:table-row>
        <table:table-row table:style-name="ro3">
          <table:table-cell table:formula="of:=[.A162]" office:value-type="string" office:string-value="TCH3-G1" calcext:value-type="string">
            <text:p>TCH3-G1</text:p>
          </table:table-cell>
          <table:table-cell table:style-name="ce17" office:value-type="string" calcext:value-type="string">
            <text:p>ccr1.4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float" office:value="29.94" calcext:value-type="float">
            <text:p>29.94</text:p>
          </table:table-cell>
        </table:table-row>
        <table:table-row table:style-name="ro3">
          <table:table-cell table:style-name="ce5" table:formula="of:=[.A163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2.98" calcext:value-type="float">
            <text:p>32.98</text:p>
          </table:table-cell>
        </table:table-row>
        <table:table-row table:style-name="ro3">
          <table:table-cell table:style-name="ce5" table:formula="of:=[.A164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3.52" calcext:value-type="float">
            <text:p>33.52</text:p>
          </table:table-cell>
        </table:table-row>
        <table:table-row table:style-name="ro3">
          <table:table-cell table:style-name="ce5" table:formula="of:=[.A165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ol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3.49" calcext:value-type="float">
            <text:p>33.49</text:p>
          </table:table-cell>
        </table:table-row>
        <table:table-row table:style-name="ro3">
          <table:table-cell table:style-name="ce5" table:formula="of:=[.A166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" calcext:value-type="float">
            <text:p>31</text:p>
          </table:table-cell>
        </table:table-row>
        <table:table-row table:style-name="ro3">
          <table:table-cell table:style-name="ce5" table:formula="of:=[.A167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.59" calcext:value-type="float">
            <text:p>31.59</text:p>
          </table:table-cell>
        </table:table-row>
        <table:table-row table:style-name="ro3">
          <table:table-cell table:style-name="ce5" table:formula="of:=[.A168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1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2.3" calcext:value-type="float">
            <text:p>32.3</text:p>
          </table:table-cell>
        </table:table-row>
        <table:table-row table:style-name="ro3">
          <table:table-cell table:style-name="ce5" table:formula="of:=[.A169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.77" calcext:value-type="float">
            <text:p>31.77</text:p>
          </table:table-cell>
        </table:table-row>
        <table:table-row table:style-name="ro3">
          <table:table-cell table:style-name="ce5" table:formula="of:=[.A170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3.21" calcext:value-type="float">
            <text:p>33.21</text:p>
          </table:table-cell>
        </table:table-row>
        <table:table-row table:style-name="ro3">
          <table:table-cell table:style-name="ce5" table:formula="of:=[.A171]" office:value-type="string" office:string-value="TCH3-G1" calcext:value-type="string">
            <text:p>TCH3-G1</text:p>
          </table:table-cell>
          <table:table-cell table:style-name="ce18" office:value-type="string" calcext:value-type="string">
            <text:p>ccr1.4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float" office:value="31.9" calcext:value-type="float">
            <text:p>31.9</text:p>
          </table:table-cell>
        </table:table-row>
        <table:table-row table:style-name="ro3">
          <table:table-cell table:style-name="ce7" table:formula="of:=[.A172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30.69" calcext:value-type="float">
            <text:p>30.69</text:p>
          </table:table-cell>
        </table:table-row>
        <table:table-row table:style-name="ro3">
          <table:table-cell table:style-name="ce7" table:formula="of:=[.A173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9.66" calcext:value-type="float">
            <text:p>29.66</text:p>
          </table:table-cell>
        </table:table-row>
        <table:table-row table:style-name="ro3">
          <table:table-cell table:style-name="ce7" table:formula="of:=[.A174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ol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30.89" calcext:value-type="float">
            <text:p>30.89</text:p>
          </table:table-cell>
        </table:table-row>
        <table:table-row table:style-name="ro3">
          <table:table-cell table:style-name="ce7" table:formula="of:=[.A175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8.79" calcext:value-type="float">
            <text:p>28.79</text:p>
          </table:table-cell>
        </table:table-row>
        <table:table-row table:style-name="ro3">
          <table:table-cell table:style-name="ce7" table:formula="of:=[.A176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8.95" calcext:value-type="float">
            <text:p>28.95</text:p>
          </table:table-cell>
        </table:table-row>
        <table:table-row table:style-name="ro3">
          <table:table-cell table:style-name="ce7" table:formula="of:=[.A177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1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7.93" calcext:value-type="float">
            <text:p>27.93</text:p>
          </table:table-cell>
        </table:table-row>
        <table:table-row table:style-name="ro3">
          <table:table-cell table:style-name="ce7" table:formula="of:=[.A178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30.41" calcext:value-type="float">
            <text:p>30.41</text:p>
          </table:table-cell>
        </table:table-row>
        <table:table-row table:style-name="ro3">
          <table:table-cell table:style-name="ce7" table:formula="of:=[.A179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9.4" calcext:value-type="float">
            <text:p>29.4</text:p>
          </table:table-cell>
        </table:table-row>
        <table:table-row table:style-name="ro3">
          <table:table-cell table:style-name="ce7" table:formula="of:=[.A180]" office:value-type="string" office:string-value="TCH3-G1" calcext:value-type="string">
            <text:p>TCH3-G1</text:p>
          </table:table-cell>
          <table:table-cell table:style-name="ce19" office:value-type="string" calcext:value-type="string">
            <text:p>ccr1.4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29.47" calcext:value-type="float">
            <text:p>29.47</text:p>
          </table:table-cell>
        </table:table-row>
        <table:table-row table:style-name="ro3">
          <table:table-cell table:style-name="ce9" table:formula="of:=[.A181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0.49" calcext:value-type="float">
            <text:p>30.49</text:p>
          </table:table-cell>
        </table:table-row>
        <table:table-row table:style-name="ro3">
          <table:table-cell table:style-name="ce9" table:formula="of:=[.A182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NA</text:p>
          </table:table-cell>
          <table:table-cell table:style-name="ce20"/>
        </table:table-row>
        <table:table-row table:style-name="ro3">
          <table:table-cell table:style-name="ce9" table:formula="of:=[.A183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ol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1.53" calcext:value-type="float">
            <text:p>31.53</text:p>
          </table:table-cell>
        </table:table-row>
        <table:table-row table:style-name="ro3">
          <table:table-cell table:style-name="ce9" table:formula="of:=[.A184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0.01" calcext:value-type="float">
            <text:p>30.01</text:p>
          </table:table-cell>
        </table:table-row>
        <table:table-row table:style-name="ro3">
          <table:table-cell table:style-name="ce9" table:formula="of:=[.A185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29.49" calcext:value-type="float">
            <text:p>29.49</text:p>
          </table:table-cell>
        </table:table-row>
        <table:table-row table:style-name="ro3">
          <table:table-cell table:style-name="ce9" table:formula="of:=[.A186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1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29.56" calcext:value-type="float">
            <text:p>29.56</text:p>
          </table:table-cell>
        </table:table-row>
        <table:table-row table:style-name="ro3">
          <table:table-cell table:style-name="ce9" table:formula="of:=[.A187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3.19" calcext:value-type="float">
            <text:p>33.19</text:p>
          </table:table-cell>
        </table:table-row>
        <table:table-row table:style-name="ro3">
          <table:table-cell table:style-name="ce9" table:formula="of:=[.A188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1.84" calcext:value-type="float">
            <text:p>31.84</text:p>
          </table:table-cell>
        </table:table-row>
        <table:table-row table:style-name="ro3">
          <table:table-cell table:style-name="ce9" table:formula="of:=[.A189]" office:value-type="string" office:string-value="TCH3-G1" calcext:value-type="string">
            <text:p>TCH3-G1</text:p>
          </table:table-cell>
          <table:table-cell table:style-name="ce20" office:value-type="string" calcext:value-type="string">
            <text:p>ccr1.4</text:p>
          </table:table-cell>
          <table:table-cell table:style-name="ce20" office:value-type="string" calcext:value-type="string">
            <text:p>NA</text:p>
          </table:table-cell>
          <table:table-cell table:style-name="ce20" office:value-type="float" office:value="31.69" calcext:value-type="float">
            <text:p>31.69</text:p>
          </table:table-cell>
        </table:table-row>
        <table:table-row table:style-name="ro3">
          <table:table-cell table:style-name="ce11" table:formula="of:=[.A190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1.04" calcext:value-type="float">
            <text:p>31.04</text:p>
          </table:table-cell>
        </table:table-row>
        <table:table-row table:style-name="ro3">
          <table:table-cell table:style-name="ce11" table:formula="of:=[.A191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45.5" calcext:value-type="float">
            <text:p>45.5</text:p>
          </table:table-cell>
        </table:table-row>
        <table:table-row table:style-name="ro3">
          <table:table-cell table:style-name="ce11" table:formula="of:=[.A192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ol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2.84" calcext:value-type="float">
            <text:p>32.84</text:p>
          </table:table-cell>
        </table:table-row>
        <table:table-row table:style-name="ro3">
          <table:table-cell table:style-name="ce11" table:formula="of:=[.A193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8.71" calcext:value-type="float">
            <text:p>28.71</text:p>
          </table:table-cell>
        </table:table-row>
        <table:table-row table:style-name="ro3">
          <table:table-cell table:style-name="ce11" table:formula="of:=[.A194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9.12" calcext:value-type="float">
            <text:p>29.12</text:p>
          </table:table-cell>
        </table:table-row>
        <table:table-row table:style-name="ro3">
          <table:table-cell table:style-name="ce11" table:formula="of:=[.A195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8.88" calcext:value-type="float">
            <text:p>28.88</text:p>
          </table:table-cell>
        </table:table-row>
        <table:table-row table:style-name="ro3">
          <table:table-cell table:style-name="ce11" table:formula="of:=[.A196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4.32" calcext:value-type="float">
            <text:p>34.32</text:p>
          </table:table-cell>
        </table:table-row>
        <table:table-row table:style-name="ro3">
          <table:table-cell table:style-name="ce11" table:formula="of:=[.A197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9.89" calcext:value-type="float">
            <text:p>29.89</text:p>
          </table:table-cell>
        </table:table-row>
        <table:table-row table:style-name="ro3">
          <table:table-cell table:style-name="ce11" table:formula="of:=[.A198]" office:value-type="string" office:string-value="TCH3-G1" calcext:value-type="string">
            <text:p>TCH3-G1</text:p>
          </table:table-cell>
          <table:table-cell table:style-name="ce11" office:value-type="string" calcext:value-type="string">
            <text:p>ccr1.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32.79" calcext:value-type="float">
            <text:p>32.79</text:p>
          </table:table-cell>
        </table:table-row>
        <table:table-row table:style-name="ro3">
          <table:table-cell table:style-name="ce13" table:formula="of:=[.A199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3.49" calcext:value-type="float">
            <text:p>33.49</text:p>
          </table:table-cell>
        </table:table-row>
        <table:table-row table:style-name="ro3">
          <table:table-cell table:style-name="ce13" table:formula="of:=[.A200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5.12" calcext:value-type="float">
            <text:p>35.12</text:p>
          </table:table-cell>
        </table:table-row>
        <table:table-row table:style-name="ro3">
          <table:table-cell table:style-name="ce13" table:formula="of:=[.A201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ol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6.69" calcext:value-type="float">
            <text:p>36.69</text:p>
          </table:table-cell>
        </table:table-row>
        <table:table-row table:style-name="ro3">
          <table:table-cell table:style-name="ce13" table:formula="of:=[.A202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6.75" calcext:value-type="float">
            <text:p>36.75</text:p>
          </table:table-cell>
        </table:table-row>
        <table:table-row table:style-name="ro3">
          <table:table-cell table:style-name="ce13" table:formula="of:=[.A203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7.21" calcext:value-type="float">
            <text:p>37.21</text:p>
          </table:table-cell>
        </table:table-row>
        <table:table-row table:style-name="ro3">
          <table:table-cell table:style-name="ce13" table:formula="of:=[.A204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1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9.86" calcext:value-type="float">
            <text:p>39.86</text:p>
          </table:table-cell>
        </table:table-row>
        <table:table-row table:style-name="ro3">
          <table:table-cell table:style-name="ce13" table:formula="of:=[.A205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47.9" calcext:value-type="float">
            <text:p>47.9</text:p>
          </table:table-cell>
        </table:table-row>
        <table:table-row table:style-name="ro3">
          <table:table-cell table:style-name="ce13" table:formula="of:=[.A206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4.8" calcext:value-type="float">
            <text:p>34.8</text:p>
          </table:table-cell>
        </table:table-row>
        <table:table-row table:style-name="ro3">
          <table:table-cell table:style-name="ce13" table:formula="of:=[.A207]" office:value-type="string" office:string-value="TCH3-G1" calcext:value-type="string">
            <text:p>TCH3-G1</text:p>
          </table:table-cell>
          <table:table-cell table:style-name="ce13" office:value-type="string" calcext:value-type="string">
            <text:p>ccr1.4</text:p>
          </table:table-cell>
          <table:table-cell table:style-name="ce13" office:value-type="string" calcext:value-type="string">
            <text:p>NA</text:p>
          </table:table-cell>
          <table:table-cell table:style-name="ce13" office:value-type="float" office:value="34.81" calcext:value-type="float">
            <text:p>34.81</text:p>
          </table:table-cell>
        </table:table-row>
        <table:table-row table:style-name="ro3">
          <table:table-cell table:style-name="ce15" table:formula="of:=[.A208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NA</text:p>
          </table:table-cell>
          <table:table-cell table:style-name="ce15"/>
        </table:table-row>
        <table:table-row table:style-name="ro3">
          <table:table-cell table:style-name="ce15" table:formula="of:=[.A209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NA</text:p>
          </table:table-cell>
          <table:table-cell table:style-name="ce15"/>
        </table:table-row>
        <table:table-row table:style-name="ro3">
          <table:table-cell table:style-name="ce15" table:formula="of:=[.A210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ol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1.61" calcext:value-type="float">
            <text:p>31.61</text:p>
          </table:table-cell>
        </table:table-row>
        <table:table-row table:style-name="ro3">
          <table:table-cell table:style-name="ce15" table:formula="of:=[.A211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9.45" calcext:value-type="float">
            <text:p>29.45</text:p>
          </table:table-cell>
        </table:table-row>
        <table:table-row table:style-name="ro3">
          <table:table-cell table:style-name="ce15" table:formula="of:=[.A212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9.25" calcext:value-type="float">
            <text:p>29.25</text:p>
          </table:table-cell>
        </table:table-row>
        <table:table-row table:style-name="ro3">
          <table:table-cell table:style-name="ce15" table:formula="of:=[.A213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1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28.79" calcext:value-type="float">
            <text:p>28.79</text:p>
          </table:table-cell>
        </table:table-row>
        <table:table-row table:style-name="ro3">
          <table:table-cell table:style-name="ce15" table:formula="of:=[.A214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1.6" calcext:value-type="float">
            <text:p>31.6</text:p>
          </table:table-cell>
        </table:table-row>
        <table:table-row table:style-name="ro3">
          <table:table-cell table:style-name="ce15" table:formula="of:=[.A215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0.6" calcext:value-type="float">
            <text:p>30.6</text:p>
          </table:table-cell>
        </table:table-row>
        <table:table-row table:style-name="ro3">
          <table:table-cell table:style-name="ce15" table:formula="of:=[.A216]" office:value-type="string" office:string-value="TCH3-G1" calcext:value-type="string">
            <text:p>TCH3-G1</text:p>
          </table:table-cell>
          <table:table-cell table:style-name="ce15" office:value-type="string" calcext:value-type="string">
            <text:p>ccr1.4</text:p>
          </table:table-cell>
          <table:table-cell table:style-name="ce15" office:value-type="string" calcext:value-type="string">
            <text:p>NA</text:p>
          </table:table-cell>
          <table:table-cell table:style-name="ce15" office:value-type="float" office:value="30.11" calcext:value-type="float">
            <text:p>30.11</text:p>
          </table:table-cell>
        </table:table-row>
      </table:table>
      <table:named-expressions>
        <table:named-expression table:name="SHARED_FORMULA_11_27_11_27_2" table:base-cell-address="$Sheet1.$L$28" table:expression="AVERAGE([.J28];[.J72])"/>
        <table:named-expression table:name="SHARED_FORMULA_11_34_11_34_2" table:base-cell-address="$Sheet1.$L$35" table:expression="AVERAGE([.J35];[.J79])"/>
        <table:named-expression table:name="SHARED_FORMULA_12_27_12_27_2" table:base-cell-address="$Sheet1.$M$28" table:expression="AVERAGE([.K28];[.K72])"/>
        <table:named-expression table:name="SHARED_FORMULA_12_34_12_34_2" table:base-cell-address="$Sheet1.$M$35" table:expression="AVERAGE([.K35];[.K79])"/>
      </table:named-expressions>
      <table:database-ranges>
        <table:database-range table:name="__Anonymous_Sheet_DB__1" table:target-range-address="Sheet2.A1:Sheet2.D21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 number:style="long"/>
      <number:text>-</number:text>
      <number:month number:style="long"/>
      <number:text>-</number:text>
      <number:year/>
    </number:date-style>
    <number:number-style style:name="N139">
      <number:number number:decimal-places="1" number:min-integer-digits="1"/>
    </number:number-style>
    <number:number-style style:name="N140">
      <number:number number:decimal-places="3" number:min-integer-digits="1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style:text-properties fo:color="#ff0000"/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number:text> $</number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month number:style="long"/>
      <number:text>/</number:text>
      <number:day number:style="long"/>
      <number:text>/</number:text>
      <number:year/>
    </number:date-style>
    <number:number-style style:name="N156">
      <number:text>'''</number:text>
    </number:number-style>
    <number:number-style style:name="N158P0" style:volatile="true">
      <number:text/>
    </number:number-style>
    <number:number-style style:name="N158P1" style:volatile="true">
      <number:text/>
    </number:number-style>
    <number:number-style style:name="N158P2" style:volatile="true">
      <number:text/>
    </number:number-style>
    <number:text-style style:name="N158">
      <number:tex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4" number:min-integer-digits="1"/>
    </number:number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percentage-style style:name="N168">
      <number:number number:decimal-places="15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date-style style:name="N170">
      <number:day/>
      <number:text>/</number:text>
      <number:month/>
      <number:text>/</number:text>
      <number:year number:style="long"/>
    </number:date-style>
    <number:number-style style:name="N171P0" style:volatile="true">
      <number:text>$</number:text>
      <number:number number:decimal-places="0" number:min-integer-digits="1" number:grouping="true"/>
      <number:text> </number:text>
    </number:number-style>
    <number:number-style style:name="N171"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number:min-integer-digits="1" number:grouping="true"/>
      <number:text> </number:text>
    </number:number-style>
    <number:number-style style:name="N173"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number:text> </number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 $</number:text>
      <loext:fill-character> </loext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7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scientific-number number:decimal-places="1" number:min-integer-digits="3" number:min-exponent-digits="1"/>
    </number:number-style>
    <number:number-style style:name="N180P0" style:volatile="true">
      <number:text>$</number:text>
      <number:number number:decimal-places="0" number:min-integer-digits="1" number:grouping="true"/>
    </number:number-style>
    <number:number-style style:name="N180">
      <number:text>-$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style:text-properties fo:color="#ff0000"/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2" number:min-integer-digits="1" number:grouping="true"/>
    </number:number-style>
    <number:number-style style:name="N182">
      <number:text>-$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style:text-properties fo:color="#ff0000"/>
      <number:text>-$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84P2" style:volatile="true">
      <number:text> $</number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8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5P2" style:volatile="true">
      <number:text> </number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8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8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text>'''</number:text>
    </number:number-style>
    <number:number-style style:name="N189P0" style:volatile="true">
      <number:text/>
    </number:number-style>
    <number:number-style style:name="N189P1" style:volatile="true">
      <number:text/>
    </number:number-style>
    <number:number-style style:name="N189P2" style:volatile="true">
      <number:text/>
    </number:number-style>
    <number:text-style style:name="N189">
      <number:tex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 number:language="en" number:country="AU"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 number:language="en" number:country="AU"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7" number:language="en" number:country="AU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12:46:20.668075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4:33:49.416078603</meta:creation-date>
    <dc:date>2014-05-26T15:41:42.254588102</dc:date>
    <meta:editing-duration>PT52M52S</meta:editing-duration>
    <meta:editing-cycles>1</meta:editing-cycles>
    <meta:generator>LibreOffice/4.2.4.2$Linux_X86_64 LibreOffice_project/420m0$Build-2</meta:generator>
    <meta:document-statistic meta:table-count="2" meta:cell-count="1757" meta:object-count="0"/>
  </office:meta>
</office:document-meta>
</file>